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5cm" fo:margin-left="0cm" table:align="left"/>
    </style:style>
    <style:style style:name="Таблица1.A" style:family="table-column">
      <style:table-column-properties style:column-width="4.392cm"/>
    </style:style>
    <style:style style:name="Таблица1.B" style:family="table-column">
      <style:table-column-properties style:column-width="13.203cm"/>
    </style:style>
    <style:style style:name="Таблица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729fcf" fo:padding="0.097cm" fo:border="0.05pt solid #000000">
        <style:background-image/>
      </style:table-cell-properties>
    </style:style>
    <style:style style:name="Таблица1.A2" style:family="table-cell">
      <style:table-cell-properties fo:background-color="#dee7e5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2" style:family="table-cell">
      <style:table-cell-properties fo:background-color="#dee7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12" style:family="table-row">
      <style:table-row-properties style:min-row-height="0.824cm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8.795cm" style:rel-column-width="32767*"/>
    </style:style>
    <style:style style:name="Таблица2.B" style:family="table-column">
      <style:table-column-properties style:column-width="8.795cm" style:rel-column-width="32768*"/>
    </style:style>
    <style:style style:name="Таблица2.A1" style:family="table-cell">
      <style:table-cell-properties fo:background-color="#ff6d6d" fo:padding="0.097cm" fo:border="0.05pt solid #000000">
        <style:background-image/>
      </style:table-cell-properties>
    </style:style>
    <style:style style:name="Таблица2.A2" style:family="table-cell">
      <style:table-cell-properties fo:background-color="#ff6d6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2" style:family="table-cell">
      <style:table-cell-properties fo:background-color="#ff6d6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.A3" style:family="table-cell">
      <style:table-cell-properties fo:background-color="#ffd7d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3" style:family="table-cell">
      <style:table-cell-properties fo:background-color="#ffd7d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7.59cm" table:align="margins"/>
    </style:style>
    <style:style style:name="Таблица3.A" style:family="table-column">
      <style:table-column-properties style:column-width="8.795cm" style:rel-column-width="32767*"/>
    </style:style>
    <style:style style:name="Таблица3.B" style:family="table-column">
      <style:table-column-properties style:column-width="8.795cm" style:rel-column-width="32768*"/>
    </style:style>
    <style:style style:name="Таблица3.A1" style:family="table-cell">
      <style:table-cell-properties fo:background-color="#ff6d6d" fo:padding="0.097cm" fo:border="0.05pt solid #000000">
        <style:background-image/>
      </style:table-cell-properties>
    </style:style>
    <style:style style:name="Таблица3.A2" style:family="table-cell">
      <style:table-cell-properties fo:background-color="#ff6d6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B2" style:family="table-cell">
      <style:table-cell-properties fo:background-color="#ff6d6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.A3" style:family="table-cell">
      <style:table-cell-properties fo:background-color="#ffd7d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B3" style:family="table-cell">
      <style:table-cell-properties fo:background-color="#ffd7d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4" style:family="table">
      <style:table-properties style:width="17.595cm" fo:margin-left="0cm" table:align="left"/>
    </style:style>
    <style:style style:name="Таблица4.A" style:family="table-column">
      <style:table-column-properties style:column-width="5.609cm"/>
    </style:style>
    <style:style style:name="Таблица4.B" style:family="table-column">
      <style:table-column-properties style:column-width="5.98cm"/>
    </style:style>
    <style:style style:name="Таблица4.C" style:family="table-column">
      <style:table-column-properties style:column-width="6.006cm"/>
    </style:style>
    <style:style style:name="Таблица4.A1" style:family="table-cell">
      <style:table-cell-properties fo:background-color="#f7d1d5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Таблица4.A2" style:family="table-cell">
      <style:table-cell-properties fo:background-color="#f7d1d5" fo:padding="0.097cm" fo:border-left="0.05pt solid #000000" fo:border-right="none" fo:border-top="none" fo:border-bottom="0.05pt solid #000000">
        <style:background-image/>
      </style:table-cell-properties>
    </style:style>
    <style:style style:name="Таблица4.C2" style:family="table-cell">
      <style:table-cell-properties fo:background-color="#f7d1d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5" style:family="table">
      <style:table-properties style:width="17.59cm" table:align="margins"/>
    </style:style>
    <style:style style:name="Таблица5.A" style:family="table-column">
      <style:table-column-properties style:column-width="17.59cm" style:rel-column-width="65535*"/>
    </style:style>
    <style:style style:name="Таблица5.1" style:family="table-row">
      <style:table-row-properties style:min-row-height="5.212cm"/>
    </style:style>
    <style:style style:name="Таблица5.A1" style:family="table-cell">
      <style:table-cell-properties fo:background-color="#afd095" fo:padding="0.097cm" fo:border="0.05pt solid #3465a4">
        <style:background-image/>
      </style:table-cell-properties>
    </style:style>
    <style:style style:name="Таблица6" style:family="table">
      <style:table-properties style:width="17.595cm" fo:margin-left="0cm" table:align="left"/>
    </style:style>
    <style:style style:name="Таблица6.A" style:family="table-column">
      <style:table-column-properties style:column-width="6.112cm"/>
    </style:style>
    <style:style style:name="Таблица6.B" style:family="table-column">
      <style:table-column-properties style:column-width="11.483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.59cm" table:align="margins"/>
    </style:style>
    <style:style style:name="Таблица7.A" style:family="table-column">
      <style:table-column-properties style:column-width="17.59cm" style:rel-column-width="65535*"/>
    </style:style>
    <style:style style:name="Таблица7.1" style:family="table-row">
      <style:table-row-properties style:min-row-height="8.705cm"/>
    </style:style>
    <style:style style:name="Таблица7.A1" style:family="table-cell">
      <style:table-cell-properties fo:background-color="#dde8cb" fo:padding="0.097cm" fo:border="0.05pt solid #000000">
        <style:background-image/>
      </style:table-cell-properties>
    </style:style>
    <style:style style:name="Таблица8" style:family="table">
      <style:table-properties style:width="17.59cm" table:align="margins"/>
    </style:style>
    <style:style style:name="Таблица8.A" style:family="table-column">
      <style:table-column-properties style:column-width="17.59cm" style:rel-column-width="65535*"/>
    </style:style>
    <style:style style:name="Таблица8.A1" style:family="table-cell">
      <style:table-cell-properties fo:background-color="#dde8cb" fo:padding="0.097cm" fo:border="0.05pt solid #000000">
        <style:background-image/>
      </style:table-cell-properties>
    </style:style>
    <style:style style:name="Таблица9" style:family="table">
      <style:table-properties style:width="17.59cm" table:align="margins"/>
    </style:style>
    <style:style style:name="Таблица9.A" style:family="table-column">
      <style:table-column-properties style:column-width="8.795cm" style:rel-column-width="32767*"/>
    </style:style>
    <style:style style:name="Таблица9.B" style:family="table-column">
      <style:table-column-properties style:column-width="8.795cm" style:rel-column-width="32768*"/>
    </style:style>
    <style:style style:name="Таблица9.A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9.A2" style:family="table-cell">
      <style:table-cell-properties fo:padding="0.097cm" fo:border-left="0.05pt solid #000000" fo:border-right="none" fo:border-top="none" fo:border-bottom="none"/>
    </style:style>
    <style:style style:name="Таблица9.B2" style:family="table-cell">
      <style:table-cell-properties fo:padding="0.097cm" fo:border-left="0.05pt solid #000000" fo:border-right="0.05pt solid #000000" fo:border-top="none" fo:border-bottom="none"/>
    </style:style>
    <style:style style:name="Таблица9.A3" style:family="table-cell">
      <style:table-cell-properties fo:padding="0.097cm" fo:border-left="0.05pt solid #000000" fo:border-right="none" fo:border-top="none" fo:border-bottom="0.05pt solid #000000"/>
    </style:style>
    <style:style style:name="Таблица9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59cm" table:align="margins"/>
    </style:style>
    <style:style style:name="Таблица10.A" style:family="table-column">
      <style:table-column-properties style:column-width="8.795cm" style:rel-column-width="32767*"/>
    </style:style>
    <style:style style:name="Таблица10.B" style:family="table-column">
      <style:table-column-properties style:column-width="8.795cm" style:rel-column-width="32768*"/>
    </style:style>
    <style:style style:name="Таблица10.A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59cm" table:align="margins"/>
    </style:style>
    <style:style style:name="Таблица11.A" style:family="table-column">
      <style:table-column-properties style:column-width="17.59cm" style:rel-column-width="65535*"/>
    </style:style>
    <style:style style:name="Таблица11.1" style:family="table-row">
      <style:table-row-properties style:min-row-height="5.503cm"/>
    </style:style>
    <style:style style:name="Таблица11.A1" style:family="table-cell">
      <style:table-cell-properties fo:background-color="#dde8cb" fo:padding="0.097cm" fo:border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2a6099" style:font-name="Liberation Mono" fo:language="ru" fo:country="RU" style:text-underline-style="solid" style:text-underline-width="auto" style:text-underline-color="font-color" officeooo:rsid="010edc02" officeooo:paragraph-rsid="010edc02" fo:background-color="#ffffff"/>
    </style:style>
    <style:style style:name="P2" style:family="paragraph" style:parent-style-name="Standard">
      <style:paragraph-properties fo:text-align="center" style:justify-single-word="false"/>
      <style:text-properties style:font-name="Liberation Mono" fo:font-size="16pt" style:text-underline-style="solid" style:text-underline-width="auto" style:text-underline-color="font-color" fo:font-weight="bold" officeooo:rsid="00015c70" officeooo:paragraph-rsid="00015c70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Mono" fo:font-size="16pt" fo:language="ru" fo:country="RU" style:text-underline-style="solid" style:text-underline-width="auto" style:text-underline-color="font-color" fo:font-weight="normal" officeooo:rsid="00015c70" officeooo:paragraph-rsid="00015c70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Mono" fo:font-size="28pt" style:text-underline-style="none" fo:font-weight="bold" officeooo:rsid="00015c70" officeooo:paragraph-rsid="00015c70" style:font-size-asian="28pt" style:font-weight-asian="bold" style:font-size-complex="28pt" style:font-weight-complex="bold"/>
    </style:style>
    <style:style style:name="P5" style:family="paragraph" style:parent-style-name="Standard">
      <style:text-properties officeooo:paragraph-rsid="0043631d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Mono" fo:font-size="15pt" fo:language="en" fo:country="US" style:text-underline-style="none" fo:font-weight="normal" officeooo:rsid="00020cb2" officeooo:paragraph-rsid="00020cb2" style:font-size-asian="13.1000003814697pt" style:font-weight-asian="normal" style:font-size-complex="15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5pt" fo:language="en" fo:country="US" style:text-underline-style="none" fo:font-weight="normal" officeooo:rsid="00496322" officeooo:paragraph-rsid="00496322" style:font-size-asian="13.1000003814697pt" style:font-weight-asian="normal" style:font-size-complex="15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5pt" fo:language="en" fo:country="US" style:text-underline-style="none" fo:font-weight="normal" officeooo:rsid="0050aadd" officeooo:paragraph-rsid="0050aadd" style:font-size-asian="13.1000003814697pt" style:font-weight-asian="normal" style:font-size-complex="15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5pt" fo:language="en" fo:country="US" style:text-underline-style="none" fo:font-weight="normal" officeooo:rsid="00529dd3" officeooo:paragraph-rsid="00529dd3" style:font-size-asian="13.1000003814697pt" style:font-weight-asian="normal" style:font-size-complex="15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5pt" fo:language="en" fo:country="US" style:text-underline-style="none" fo:font-weight="normal" officeooo:rsid="00550f1d" officeooo:paragraph-rsid="00550f1d" style:font-size-asian="13.1000003814697pt" style:font-weight-asian="normal" style:font-size-complex="15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5pt" fo:language="en" fo:country="US" style:text-underline-style="none" fo:font-weight="normal" officeooo:rsid="010dfcbe" officeooo:paragraph-rsid="010dfcbe" fo:background-color="#ffffff" style:font-size-asian="13.1000003814697pt" style:font-weight-asian="normal" style:font-size-complex="15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Mono" fo:font-size="15pt" fo:language="en" fo:country="US" style:text-underline-style="solid" style:text-underline-width="auto" style:text-underline-color="font-color" fo:font-weight="normal" officeooo:rsid="001ea5d9" officeooo:paragraph-rsid="001ea5d9" style:font-size-asian="13.1000003814697pt" style:font-weight-asian="normal" style:font-size-complex="15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5pt" fo:language="ru" fo:country="RU" style:text-underline-style="none" fo:font-weight="normal" officeooo:rsid="00043a82" officeooo:paragraph-rsid="00020cb2" style:font-size-asian="13.1000003814697pt" style:font-weight-asian="normal" style:font-size-complex="15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5pt" fo:language="ru" fo:country="RU" style:text-underline-style="none" fo:font-weight="normal" officeooo:rsid="0019ecb9" officeooo:paragraph-rsid="00046a37" style:font-size-asian="13.1000003814697pt" style:font-weight-asian="normal" style:font-size-complex="15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5pt" fo:language="ru" fo:country="RU" style:text-underline-style="none" fo:font-weight="normal" officeooo:rsid="001f8a03" officeooo:paragraph-rsid="001f8a03" style:font-size-asian="13.1000003814697pt" style:font-weight-asian="normal" style:font-size-complex="15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5pt" fo:language="ru" fo:country="RU" style:text-underline-style="none" fo:font-weight="normal" officeooo:rsid="00218e93" officeooo:paragraph-rsid="00218e93" style:font-size-asian="13.1000003814697pt" style:font-weight-asian="normal" style:font-size-complex="15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5pt" fo:language="ru" fo:country="RU" style:text-underline-style="none" fo:font-weight="normal" officeooo:rsid="00364827" officeooo:paragraph-rsid="00364827" style:font-size-asian="13.1000003814697pt" style:font-weight-asian="normal" style:font-size-complex="15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5pt" fo:language="ru" fo:country="RU" style:text-underline-style="none" fo:font-weight="normal" officeooo:rsid="00382e33" officeooo:paragraph-rsid="00382e33" style:font-size-asian="13.1000003814697pt" style:font-weight-asian="normal" style:font-size-complex="15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5pt" fo:language="ru" fo:country="RU" style:text-underline-style="none" fo:font-weight="normal" officeooo:rsid="00382e33" officeooo:paragraph-rsid="009e95c9" style:font-size-asian="13.1000003814697pt" style:font-weight-asian="normal" style:font-size-complex="15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5pt" fo:language="ru" fo:country="RU" style:text-underline-style="none" fo:font-weight="normal" officeooo:rsid="00382e33" officeooo:paragraph-rsid="009ecd5f" style:font-size-asian="13.1000003814697pt" style:font-weight-asian="normal" style:font-size-complex="15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5pt" fo:language="ru" fo:country="RU" style:text-underline-style="none" fo:font-weight="normal" officeooo:rsid="00382e33" officeooo:paragraph-rsid="00a56eab" style:font-size-asian="13.1000003814697pt" style:font-weight-asian="normal" style:font-size-complex="15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5pt" fo:language="ru" fo:country="RU" style:text-underline-style="none" fo:font-weight="normal" officeooo:rsid="00382e33" officeooo:paragraph-rsid="00b62f59" style:font-size-asian="13.1000003814697pt" style:font-weight-asian="normal" style:font-size-complex="15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5pt" fo:language="ru" fo:country="RU" style:text-underline-style="none" fo:font-weight="normal" officeooo:rsid="003f6d97" officeooo:paragraph-rsid="003f6d97" style:font-size-asian="13.1000003814697pt" style:font-weight-asian="normal" style:font-size-complex="15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5pt" fo:language="ru" fo:country="RU" style:text-underline-style="none" fo:font-weight="normal" officeooo:rsid="003f6d97" officeooo:paragraph-rsid="0043631d" style:font-size-asian="13.1000003814697pt" style:font-weight-asian="normal" style:font-size-complex="15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5pt" fo:language="ru" fo:country="RU" style:text-underline-style="none" fo:font-weight="normal" officeooo:rsid="00458178" officeooo:paragraph-rsid="00458178" style:font-size-asian="13.1000003814697pt" style:font-weight-asian="normal" style:font-size-complex="15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5pt" fo:language="ru" fo:country="RU" style:text-underline-style="none" fo:font-weight="normal" officeooo:rsid="00479c72" officeooo:paragraph-rsid="00479c72" style:font-size-asian="13.1000003814697pt" style:font-weight-asian="normal" style:font-size-complex="15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5pt" fo:language="ru" fo:country="RU" style:text-underline-style="none" fo:font-weight="normal" officeooo:rsid="0058e098" officeooo:paragraph-rsid="0058e098" style:font-size-asian="13.1000003814697pt" style:font-weight-asian="normal" style:font-size-complex="15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5pt" fo:language="ru" fo:country="RU" style:text-underline-style="none" fo:font-weight="normal" officeooo:rsid="0062ee9e" officeooo:paragraph-rsid="0062ee9e" style:font-size-asian="13.1000003814697pt" style:font-weight-asian="normal" style:font-size-complex="15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5pt" fo:language="ru" fo:country="RU" style:text-underline-style="none" fo:font-weight="normal" officeooo:rsid="00651fdd" officeooo:paragraph-rsid="00651fdd" style:font-size-asian="13.1000003814697pt" style:font-weight-asian="normal" style:font-size-complex="15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5pt" fo:language="ru" fo:country="RU" style:text-underline-style="none" fo:font-weight="normal" officeooo:rsid="00496322" officeooo:paragraph-rsid="00496322" style:font-size-asian="13.1000003814697pt" style:font-weight-asian="normal" style:font-size-complex="15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5pt" fo:language="ru" fo:country="RU" style:text-underline-style="none" fo:font-weight="normal" officeooo:rsid="0050aadd" officeooo:paragraph-rsid="0050aadd" style:font-size-asian="13.1000003814697pt" style:font-weight-asian="normal" style:font-size-complex="15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5pt" fo:language="ru" fo:country="RU" style:text-underline-style="none" fo:font-weight="normal" officeooo:rsid="005445cd" officeooo:paragraph-rsid="00529dd3" style:font-size-asian="13.1000003814697pt" style:font-weight-asian="normal" style:font-size-complex="15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Mono" fo:font-size="15pt" fo:language="ru" fo:country="RU" style:text-underline-style="none" fo:font-weight="normal" officeooo:rsid="0066d2d9" officeooo:paragraph-rsid="0066d2d9" style:font-size-asian="13.1000003814697pt" style:font-weight-asian="normal" style:font-size-complex="15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5pt" fo:language="ru" fo:country="RU" style:text-underline-style="none" fo:font-weight="normal" officeooo:rsid="006be3e9" officeooo:paragraph-rsid="006be3e9" style:font-size-asian="13.1000003814697pt" style:font-weight-asian="normal" style:font-size-complex="15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5pt" fo:language="ru" fo:country="RU" style:text-underline-style="none" fo:font-weight="normal" officeooo:rsid="0074b390" officeooo:paragraph-rsid="0074b390" style:font-size-asian="13.1000003814697pt" style:font-weight-asian="normal" style:font-size-complex="15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5pt" fo:language="ru" fo:country="RU" style:text-underline-style="none" fo:font-weight="normal" officeooo:rsid="00b83910" officeooo:paragraph-rsid="00b83910" style:font-size-asian="13.1000003814697pt" style:font-weight-asian="normal" style:font-size-complex="15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5pt" fo:language="ru" fo:country="RU" style:text-underline-style="none" fo:font-weight="normal" officeooo:rsid="00b83910" officeooo:paragraph-rsid="00b93af7" style:font-size-asian="13.1000003814697pt" style:font-weight-asian="normal" style:font-size-complex="15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5pt" fo:language="ru" fo:country="RU" style:text-underline-style="none" fo:font-weight="normal" officeooo:rsid="00778d6f" officeooo:paragraph-rsid="00780dfd" style:font-size-asian="13.1000003814697pt" style:font-weight-asian="normal" style:font-size-complex="15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5pt" fo:language="ru" fo:country="RU" style:text-underline-style="none" fo:font-weight="normal" officeooo:rsid="00d425ec" officeooo:paragraph-rsid="00d425ec" style:font-size-asian="13.1000003814697pt" style:font-weight-asian="normal" style:font-size-complex="15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5pt" fo:language="ru" fo:country="RU" style:text-underline-style="none" fo:font-weight="normal" officeooo:rsid="00d5b90d" officeooo:paragraph-rsid="00d5b90d" style:font-size-asian="13.1000003814697pt" style:font-weight-asian="normal" style:font-size-complex="15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Mono" fo:font-size="15pt" fo:language="ru" fo:country="RU" style:text-underline-style="solid" style:text-underline-width="auto" style:text-underline-color="font-color" fo:font-weight="normal" officeooo:rsid="0019ecb9" officeooo:paragraph-rsid="00046a37" style:font-size-asian="13.1000003814697pt" style:font-weight-asian="normal" style:font-size-complex="15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Mono" fo:font-size="15pt" fo:language="ru" fo:country="RU" style:text-underline-style="solid" style:text-underline-width="auto" style:text-underline-color="font-color" fo:font-weight="normal" officeooo:rsid="001ea5d9" officeooo:paragraph-rsid="001ea5d9" style:font-size-asian="13.1000003814697pt" style:font-weight-asian="normal" style:font-size-complex="15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Mono" fo:font-size="15pt" fo:language="ru" fo:country="RU" style:text-underline-style="solid" style:text-underline-width="auto" style:text-underline-color="font-color" fo:font-weight="normal" officeooo:rsid="00364827" officeooo:paragraph-rsid="00364827" style:font-size-asian="13.1000003814697pt" style:font-weight-asian="normal" style:font-size-complex="15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Mono" fo:font-size="15pt" fo:language="ru" fo:country="RU" style:text-underline-style="solid" style:text-underline-width="auto" style:text-underline-color="font-color" fo:font-weight="normal" officeooo:rsid="00382e33" officeooo:paragraph-rsid="00458178" style:font-size-asian="13.1000003814697pt" style:font-weight-asian="normal" style:font-size-complex="15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Mono" fo:font-size="15pt" fo:language="ru" fo:country="RU" style:text-underline-style="solid" style:text-underline-width="auto" style:text-underline-color="font-color" fo:font-weight="normal" officeooo:rsid="00382e33" officeooo:paragraph-rsid="0062ee9e" style:font-size-asian="13.1000003814697pt" style:font-weight-asian="normal" style:font-size-complex="15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Mono" fo:font-size="15pt" fo:language="ru" fo:country="RU" style:text-underline-style="solid" style:text-underline-width="auto" style:text-underline-color="font-color" fo:font-weight="normal" officeooo:rsid="00382e33" officeooo:paragraph-rsid="0074b390" style:font-size-asian="13.1000003814697pt" style:font-weight-asian="normal" style:font-size-complex="15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Mono" fo:font-size="15pt" fo:language="ru" fo:country="RU" style:text-underline-style="solid" style:text-underline-width="auto" style:text-underline-color="font-color" fo:font-weight="normal" officeooo:rsid="0066d2d9" officeooo:paragraph-rsid="0066d2d9" style:font-size-asian="13.1000003814697pt" style:font-weight-asian="normal" style:font-size-complex="15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Mono" fo:font-size="15pt" fo:language="ru" fo:country="RU" style:text-underline-style="solid" style:text-underline-width="auto" style:text-underline-color="font-color" fo:font-weight="normal" officeooo:rsid="0050aadd" officeooo:paragraph-rsid="0050aadd" style:font-size-asian="13.1000003814697pt" style:font-weight-asian="normal" style:font-size-complex="15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Mono" fo:font-size="15pt" fo:language="ru" fo:country="RU" style:text-underline-style="solid" style:text-underline-width="auto" style:text-underline-color="font-color" fo:font-weight="normal" officeooo:rsid="0074b390" officeooo:paragraph-rsid="0074b390" style:font-size-asian="13.1000003814697pt" style:font-weight-asian="normal" style:font-size-complex="15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Mono" fo:font-size="26pt" fo:language="ru" fo:country="RU" style:text-underline-style="none" fo:font-weight="bold" officeooo:rsid="00b83910" officeooo:paragraph-rsid="00b83910" style:font-size-asian="22.75pt" style:font-weight-asian="bold" style:font-size-complex="26pt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2pt" fo:language="en" fo:country="US" style:text-underline-style="none" fo:font-weight="normal" officeooo:rsid="00046a37" officeooo:paragraph-rsid="00046a37" style:font-size-asian="12pt" style:font-weight-asian="normal" style:font-size-complex="12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2pt" fo:language="ru" fo:country="RU" style:text-underline-style="none" fo:font-weight="normal" officeooo:rsid="00046a37" officeooo:paragraph-rsid="00046a37" style:font-size-asian="12pt" style:font-weight-asian="normal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2pt" fo:language="ru" fo:country="RU" style:text-underline-style="none" fo:font-weight="normal" officeooo:rsid="000e72ff" officeooo:paragraph-rsid="00046a37" style:font-size-asian="12pt" style:font-weight-asian="normal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Mono" fo:font-size="12pt" fo:language="ru" fo:country="RU" style:text-underline-style="solid" style:text-underline-width="auto" style:text-underline-color="font-color" fo:font-weight="normal" officeooo:rsid="00364827" officeooo:paragraph-rsid="00364827" style:font-size-asian="12pt" style:font-weight-asian="normal" style:font-size-complex="12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Mono" fo:font-size="20pt" fo:language="ru" fo:country="RU" style:text-underline-style="none" fo:font-weight="bold" officeooo:rsid="00364827" officeooo:paragraph-rsid="00364827" style:font-size-asian="20pt" style:font-weight-asian="bold" style:font-size-complex="20pt" style:font-weight-complex="bold"/>
    </style:style>
    <style:style style:name="P5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1pt" fo:language="ru" fo:country="RU" style:text-underline-style="none" fo:font-weight="normal" officeooo:rsid="00364827" officeooo:paragraph-rsid="00364827" style:font-size-asian="11pt" style:font-weight-asian="normal" style:font-size-complex="11pt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11pt" fo:language="ru" fo:country="RU" style:text-underline-style="none" fo:font-weight="normal" officeooo:rsid="00382e33" officeooo:paragraph-rsid="00382e33" style:font-size-asian="11pt" style:font-weight-asian="normal" style:font-size-complex="11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a22569"/>
    </style:style>
    <style:style style:name="P5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a28a35"/>
    </style:style>
    <style:style style:name="P6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style:font-name="Liberation Mono" fo:font-size="15pt" fo:language="ru" fo:country="RU" style:text-underline-style="solid" style:text-underline-width="auto" style:text-underline-color="font-color" fo:font-weight="normal" officeooo:rsid="00b83910" officeooo:paragraph-rsid="00b83910" style:font-size-asian="13.1000003814697pt" style:font-weight-asian="normal" style:font-size-complex="15pt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style:font-name="Liberation Mono" fo:font-size="15pt" fo:language="ru" fo:country="RU" style:text-underline-style="solid" style:text-underline-width="auto" style:text-underline-color="font-color" fo:font-weight="normal" officeooo:rsid="00ba4687" officeooo:paragraph-rsid="00ba4687" style:font-size-asian="13.1000003814697pt" style:font-weight-asian="normal" style:font-size-complex="15pt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style:font-name="Liberation Mono" fo:font-size="15pt" fo:language="ru" fo:country="RU" style:text-underline-style="solid" style:text-underline-width="auto" style:text-underline-color="font-color" fo:font-weight="normal" officeooo:rsid="00bc5744" officeooo:paragraph-rsid="00bc5744" style:font-size-asian="13.1000003814697pt" style:font-weight-asian="normal" style:font-size-complex="15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font-name="Liberation Mono" fo:font-size="15pt" fo:language="ru" fo:country="RU" style:text-underline-style="solid" style:text-underline-width="auto" style:text-underline-color="font-color" fo:font-weight="normal" officeooo:rsid="00c5f343" officeooo:paragraph-rsid="00c5f343" style:font-size-asian="13.1000003814697pt" style:font-weight-asian="normal" style:font-size-complex="15pt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style:font-name="Liberation Mono" fo:font-size="15pt" fo:language="ru" fo:country="RU" style:text-underline-style="solid" style:text-underline-width="auto" style:text-underline-color="font-color" fo:font-weight="normal" officeooo:rsid="00ccc5b7" officeooo:paragraph-rsid="00ccc5b7" style:font-size-asian="13.1000003814697pt" style:font-weight-asian="normal" style:font-size-complex="15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style:font-name="Liberation Mono" fo:font-size="15pt" fo:language="ru" fo:country="RU" style:text-underline-style="solid" style:text-underline-width="auto" style:text-underline-color="font-color" fo:font-weight="normal" officeooo:rsid="00d22b9b" officeooo:paragraph-rsid="00d22b9b" style:font-size-asian="15pt" style:font-weight-asian="normal" style:font-size-complex="15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font-name="Liberation Mono" fo:font-size="15pt" fo:language="ru" fo:country="RU" style:text-underline-style="none" fo:font-weight="normal" officeooo:rsid="00b83910" officeooo:paragraph-rsid="00b83910" style:font-size-asian="13.1000003814697pt" style:font-weight-asian="normal" style:font-size-complex="15pt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font-name="Liberation Mono" fo:font-size="15pt" fo:language="ru" fo:country="RU" style:text-underline-style="none" fo:font-weight="normal" officeooo:rsid="00b93af7" officeooo:paragraph-rsid="00b93af7" style:font-size-asian="13.1000003814697pt" style:font-weight-asian="normal" style:font-size-complex="15pt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font-name="Liberation Mono" fo:font-size="15pt" fo:language="ru" fo:country="RU" style:text-underline-style="none" fo:font-weight="normal" officeooo:rsid="00ba8390" officeooo:paragraph-rsid="00ba8390" style:font-size-asian="13.1000003814697pt" style:font-weight-asian="normal" style:font-size-complex="15pt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font-name="Liberation Mono" fo:font-size="15pt" fo:language="ru" fo:country="RU" style:text-underline-style="none" fo:font-weight="normal" officeooo:rsid="00bc3e2f" officeooo:paragraph-rsid="00bc3e2f" style:font-size-asian="13.1000003814697pt" style:font-weight-asian="normal" style:font-size-complex="15pt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font-name="Liberation Mono" fo:font-size="15pt" fo:language="ru" fo:country="RU" style:text-underline-style="none" fo:font-weight="normal" officeooo:rsid="00bc5744" officeooo:paragraph-rsid="00bc5744" style:font-size-asian="13.1000003814697pt" style:font-weight-asian="normal" style:font-size-complex="15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font-name="Liberation Mono" fo:font-size="15pt" fo:language="ru" fo:country="RU" style:text-underline-style="none" fo:font-weight="normal" officeooo:rsid="00c687ef" officeooo:paragraph-rsid="00c687ef" style:font-size-asian="13.1000003814697pt" style:font-weight-asian="normal" style:font-size-complex="15pt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font-name="Liberation Mono" fo:font-size="15pt" fo:language="ru" fo:country="RU" style:text-underline-style="none" fo:font-weight="normal" officeooo:rsid="00ca6a85" officeooo:paragraph-rsid="00ca6a85" style:font-size-asian="13.1000003814697pt" style:font-weight-asian="normal" style:font-size-complex="15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font-name="Liberation Mono" fo:font-size="15pt" fo:language="ru" fo:country="RU" style:text-underline-style="none" fo:font-weight="normal" officeooo:rsid="00ccc5b7" officeooo:paragraph-rsid="00ccc5b7" style:font-size-asian="13.1000003814697pt" style:font-weight-asian="normal" style:font-size-complex="15pt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font-name="Liberation Mono" fo:font-size="15pt" fo:language="ru" fo:country="RU" style:text-underline-style="none" fo:font-weight="normal" officeooo:rsid="00cf1899" officeooo:paragraph-rsid="00cf1899" style:font-size-asian="13.1000003814697pt" style:font-weight-asian="normal" style:font-size-complex="15pt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font-name="Liberation Mono" fo:font-size="15pt" fo:language="ru" fo:country="RU" style:text-underline-style="none" fo:font-weight="normal" officeooo:rsid="00cf383e" officeooo:paragraph-rsid="00cf383e" style:font-size-asian="13.1000003814697pt" style:font-weight-asian="normal" style:font-size-complex="15pt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font-name="Liberation Mono" fo:font-size="15pt" fo:language="ru" fo:country="RU" style:text-underline-style="none" fo:font-weight="normal" officeooo:rsid="00780dfd" officeooo:paragraph-rsid="00780dfd" style:font-size-asian="15pt" style:font-weight-asian="normal" style:font-size-complex="15pt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font-name="Liberation Mono" fo:font-size="15pt" fo:language="ru" fo:country="RU" style:text-underline-style="none" fo:font-weight="normal" officeooo:rsid="00d425ec" officeooo:paragraph-rsid="00d425ec" style:font-size-asian="15pt" style:font-weight-asian="normal" style:font-size-complex="15pt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font-name="Liberation Mono" fo:font-size="15pt" fo:language="ru" fo:country="RU" style:text-underline-style="none" fo:font-weight="normal" officeooo:rsid="00d4bd6b" officeooo:paragraph-rsid="00d425ec" style:font-size-asian="15pt" style:font-weight-asian="normal" style:font-size-complex="15pt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style:font-name="Liberation Mono" fo:font-size="22pt" fo:language="ru" fo:country="RU" style:text-underline-style="none" fo:font-weight="bold" officeooo:rsid="00dbbdd6" officeooo:paragraph-rsid="00dbbdd6" style:font-size-asian="19.25pt" style:font-weight-asian="bold" style:font-size-complex="22pt" style:font-weight-complex="bold"/>
    </style:style>
    <style:style style:name="P8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style:font-name="Liberation Mono" fo:font-size="14pt" fo:language="ru" fo:country="RU" style:text-underline-style="solid" style:text-underline-width="auto" style:text-underline-color="font-color" fo:font-weight="normal" officeooo:rsid="00dbbdd6" officeooo:paragraph-rsid="00dbbdd6" style:font-size-asian="12.25pt" style:font-weight-asian="normal" style:font-size-complex="14pt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style:font-name="Liberation Mono" fo:font-size="14pt" fo:language="ru" fo:country="RU" style:text-underline-style="solid" style:text-underline-width="auto" style:text-underline-color="font-color" fo:font-weight="normal" officeooo:rsid="00e49845" officeooo:paragraph-rsid="00e49845" style:font-size-asian="12.25pt" style:font-weight-asian="normal" style:font-size-complex="14pt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style:font-name="Liberation Mono" fo:font-size="14pt" fo:language="ru" fo:country="RU" style:text-underline-style="solid" style:text-underline-width="auto" style:text-underline-color="font-color" fo:font-weight="normal" officeooo:rsid="00ebf569" officeooo:paragraph-rsid="00ebf569" style:font-size-asian="12.25pt" style:font-weight-asian="normal" style:font-size-complex="14pt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font-name="Liberation Mono" fo:font-size="14pt" fo:language="ru" fo:country="RU" style:text-underline-style="none" fo:font-weight="normal" officeooo:rsid="00dbbdd6" officeooo:paragraph-rsid="00dbbdd6" style:font-size-asian="12.25pt" style:font-weight-asian="normal" style:font-size-complex="14pt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font-name="Liberation Mono" fo:font-size="14pt" fo:language="ru" fo:country="RU" style:text-underline-style="none" fo:font-weight="normal" officeooo:rsid="00dd3762" officeooo:paragraph-rsid="00dd3762" style:font-size-asian="12.25pt" style:font-weight-asian="normal" style:font-size-complex="14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font-name="Liberation Mono" fo:font-size="14pt" fo:language="ru" fo:country="RU" style:text-underline-style="none" fo:font-weight="normal" officeooo:rsid="00e0b023" officeooo:paragraph-rsid="00e0b023" style:font-size-asian="12.25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font-name="Liberation Mono" fo:font-size="14pt" fo:language="ru" fo:country="RU" style:text-underline-style="none" fo:font-weight="normal" officeooo:rsid="00e31299" officeooo:paragraph-rsid="00e31299" style:font-size-asian="12.25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font-name="Liberation Mono" fo:font-size="14pt" fo:language="ru" fo:country="RU" style:text-underline-style="none" fo:font-weight="normal" officeooo:rsid="00e31299" officeooo:paragraph-rsid="00fb95f1" style:font-size-asian="12.25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font-name="Liberation Mono" fo:font-size="14pt" fo:language="ru" fo:country="RU" style:text-underline-style="none" fo:font-weight="normal" officeooo:rsid="00e31299" officeooo:paragraph-rsid="00fd2b89" style:font-size-asian="12.25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style:font-name="Liberation Mono" fo:font-size="14pt" fo:language="ru" fo:country="RU" style:text-underline-style="none" fo:font-weight="normal" officeooo:rsid="00e49845" officeooo:paragraph-rsid="00e49845" style:font-size-asian="12.25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font-name="Liberation Mono" fo:font-size="14pt" fo:language="ru" fo:country="RU" style:text-underline-style="none" fo:font-weight="normal" officeooo:rsid="00e49845" officeooo:paragraph-rsid="00e49845" style:font-size-asian="12.25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font-name="Liberation Mono" fo:font-size="14pt" fo:language="ru" fo:country="RU" style:text-underline-style="none" fo:font-weight="normal" officeooo:rsid="00e9ba3e" officeooo:paragraph-rsid="00e9ba3e" style:font-size-asian="12.25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font-name="Liberation Mono" fo:font-size="14pt" fo:language="ru" fo:country="RU" style:text-underline-style="none" fo:font-weight="normal" officeooo:rsid="00ebf569" officeooo:paragraph-rsid="00ebf569" style:font-size-asian="12.25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font-name="Liberation Mono" fo:font-size="14pt" fo:language="ru" fo:country="RU" style:text-underline-style="none" fo:font-weight="normal" officeooo:rsid="00ef9102" officeooo:paragraph-rsid="00ef9102" style:font-size-asian="12.25pt" style:font-weight-asian="normal" style:font-size-complex="14pt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font-name="Liberation Mono" fo:font-size="14pt" fo:language="ru" fo:country="RU" style:text-underline-style="none" fo:font-weight="normal" officeooo:rsid="00f44700" officeooo:paragraph-rsid="00f44700" style:font-size-asian="12.25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font-name="Liberation Mono" fo:font-size="14pt" fo:language="ru" fo:country="RU" style:text-underline-style="none" fo:font-weight="normal" officeooo:rsid="00f66103" officeooo:paragraph-rsid="00f66103" style:font-size-asian="12.25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font-name="Liberation Mono" fo:font-size="14pt" fo:language="ru" fo:country="RU" style:text-underline-style="none" fo:font-weight="normal" officeooo:rsid="00f86c96" officeooo:paragraph-rsid="00f86c96" style:font-size-asian="12.25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font-name="Liberation Mono" fo:font-size="14pt" fo:language="ru" fo:country="RU" style:text-underline-style="none" fo:font-weight="normal" officeooo:rsid="010167c6" officeooo:paragraph-rsid="010167c6" style:font-size-asian="12.25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a1467e" style:font-name="Liberation Mono" fo:font-size="15pt" fo:language="ru" fo:country="RU" style:text-underline-style="none" fo:font-weight="normal" officeooo:rsid="00d1fa23" officeooo:paragraph-rsid="00d8ae7b" style:font-size-asian="13.1000003814697pt" style:font-weight-asian="normal" style:font-size-complex="15pt" style:font-weight-complex="normal"/>
    </style:style>
    <style:style style:name="P9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77bc65" style:font-name="Liberation Mono" fo:font-size="15pt" fo:language="en" fo:country="US" style:text-underline-style="none" fo:font-weight="normal" officeooo:rsid="00d78b51" officeooo:paragraph-rsid="00d8ae7b" style:font-size-asian="13.1000003814697pt" style:font-weight-asian="normal" style:font-size-complex="15pt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Liberation Mono" fo:font-size="15pt" fo:language="ru" fo:country="RU" style:text-underline-style="solid" style:text-underline-width="auto" style:text-underline-color="font-color" fo:font-weight="normal" officeooo:rsid="003ab3b3" officeooo:paragraph-rsid="00458178" style:font-size-asian="13.1000003814697pt" style:font-weight-asian="normal" style:font-size-complex="15pt" style:font-weight-complex="normal"/>
    </style:style>
    <style:style style:name="P10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Liberation Mono" fo:font-size="15pt" fo:language="ru" fo:country="RU" style:text-underline-style="solid" style:text-underline-width="auto" style:text-underline-color="font-color" fo:font-weight="normal" officeooo:rsid="0050aadd" officeooo:paragraph-rsid="0050aadd" style:font-size-asian="13.1000003814697pt" style:font-weight-asian="normal" style:font-size-complex="15pt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Liberation Mono" fo:font-size="15pt" fo:language="ru" fo:country="RU" style:text-underline-style="solid" style:text-underline-width="auto" style:text-underline-color="font-color" fo:font-weight="normal" officeooo:rsid="0058e098" officeooo:paragraph-rsid="0058e098" style:font-size-asian="13.1000003814697pt" style:font-weight-asian="normal" style:font-size-complex="15pt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Liberation Mono" fo:font-size="15pt" fo:language="ru" fo:country="RU" style:text-underline-style="solid" style:text-underline-width="auto" style:text-underline-color="font-color" fo:font-weight="normal" officeooo:rsid="0062ee9e" officeooo:paragraph-rsid="0062ee9e" style:font-size-asian="13.1000003814697pt" style:font-weight-asian="normal" style:font-size-complex="15pt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Liberation Mono" fo:font-size="15pt" fo:language="ru" fo:country="RU" style:text-underline-style="solid" style:text-underline-width="auto" style:text-underline-color="font-color" fo:font-weight="normal" officeooo:rsid="00ba4687" officeooo:paragraph-rsid="00ba4687" style:font-size-asian="13.1000003814697pt" style:font-weight-asian="normal" style:font-size-complex="15pt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Liberation Mono" fo:font-size="15pt" fo:language="ru" fo:country="RU" style:text-underline-style="solid" style:text-underline-width="auto" style:text-underline-color="font-color" fo:font-weight="normal" officeooo:rsid="00d22b9b" officeooo:paragraph-rsid="00d22b9b" style:font-size-asian="13.1000003814697pt" style:font-weight-asian="normal" style:font-size-complex="15pt" style:font-weight-complex="normal"/>
    </style:style>
    <style:style style:name="P10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Liberation Mono" fo:font-size="15pt" fo:language="ru" fo:country="RU" style:text-underline-style="solid" style:text-underline-width="auto" style:text-underline-color="font-color" fo:font-weight="normal" officeooo:rsid="010edc02" officeooo:paragraph-rsid="010edc02" fo:background-color="#ffffff" style:font-size-asian="13.1000003814697pt" style:font-weight-asian="normal" style:font-size-complex="15pt" style:font-weight-complex="normal"/>
    </style:style>
    <style:style style:name="P10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Liberation Mono" fo:font-size="26pt" fo:language="ru" fo:country="RU" style:text-underline-style="none" fo:font-weight="bold" officeooo:rsid="00b83910" officeooo:paragraph-rsid="00b83910" style:font-size-asian="22.75pt" style:font-weight-asian="bold" style:font-size-complex="26pt" style:font-weight-complex="bold"/>
    </style:style>
    <style:style style:name="P10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Liberation Mono" fo:font-size="20pt" fo:language="ru" fo:country="RU" style:text-underline-style="none" fo:font-weight="bold" officeooo:rsid="00364827" officeooo:paragraph-rsid="00364827" style:font-size-asian="20pt" style:font-weight-asian="bold" style:font-size-complex="20pt" style:font-weight-complex="bold"/>
    </style:style>
    <style:style style:name="P10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fo:color="#000000" style:font-name="Liberation Mono" fo:font-size="15pt" fo:language="ru" fo:country="RU" style:text-underline-style="solid" style:text-underline-width="auto" style:text-underline-color="font-color" fo:font-weight="normal" officeooo:rsid="00bc5744" officeooo:paragraph-rsid="00bc5744" style:font-size-asian="13.1000003814697pt" style:font-weight-asian="normal" style:font-size-complex="15pt" style:font-weight-complex="normal"/>
    </style:style>
    <style:style style:name="P11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fo:color="#000000" style:font-name="Liberation Mono" fo:font-size="15pt" fo:language="ru" fo:country="RU" style:text-underline-style="solid" style:text-underline-width="auto" style:text-underline-color="font-color" fo:font-weight="normal" officeooo:rsid="00c5f343" officeooo:paragraph-rsid="00c5f343" style:font-size-asian="13.1000003814697pt" style:font-weight-asian="normal" style:font-size-complex="15pt" style:font-weight-complex="normal"/>
    </style:style>
    <style:style style:name="P11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fo:color="#000000" style:font-name="Liberation Mono" fo:font-size="15pt" fo:language="ru" fo:country="RU" style:text-underline-style="solid" style:text-underline-width="auto" style:text-underline-color="font-color" fo:font-weight="normal" officeooo:rsid="00ccc5b7" officeooo:paragraph-rsid="00ccc5b7" style:font-size-asian="13.1000003814697pt" style:font-weight-asian="normal" style:font-size-complex="15pt" style:font-weight-complex="normal"/>
    </style:style>
    <style:style style:name="P11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fo:color="#000000" style:font-name="Liberation Mono" fo:font-size="22pt" fo:language="ru" fo:country="RU" style:text-underline-style="none" fo:font-weight="bold" officeooo:rsid="00dbbdd6" officeooo:paragraph-rsid="00dbbdd6" style:font-size-asian="19.25pt" style:font-weight-asian="bold" style:font-size-complex="22pt" style:font-weight-complex="bold"/>
    </style:style>
    <style:style style:name="P11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fo:color="#000000" style:font-name="Liberation Mono" fo:font-size="14pt" fo:language="ru" fo:country="RU" style:text-underline-style="solid" style:text-underline-width="auto" style:text-underline-color="font-color" fo:font-weight="normal" officeooo:rsid="00e49845" officeooo:paragraph-rsid="00e49845" style:font-size-asian="12.25pt" style:font-weight-asian="normal" style:font-size-complex="14pt" style:font-weight-complex="normal"/>
    </style:style>
    <style:style style:name="P114" style:family="paragraph" style:parent-style-name="Table_20_Contents">
      <style:paragraph-properties fo:text-align="center" style:justify-single-word="false"/>
      <style:text-properties fo:color="#ffffa6" style:font-name="Liberation Mono" fo:font-size="15pt" fo:language="ru" fo:country="RU" officeooo:rsid="0021dd9a" officeooo:paragraph-rsid="0021dd9a" style:font-size-asian="13.1000003814697pt" style:font-size-complex="15pt"/>
    </style:style>
    <style:style style:name="P115" style:family="paragraph" style:parent-style-name="Table_20_Contents">
      <style:paragraph-properties fo:text-align="start" style:justify-single-word="false"/>
      <style:text-properties fo:color="#ff6d6d" style:font-name="Liberation Mono" fo:font-size="14pt" fo:language="ru" fo:country="RU" officeooo:rsid="002650aa" officeooo:paragraph-rsid="002650aa" style:font-size-asian="14pt" style:font-size-complex="14pt"/>
    </style:style>
    <style:style style:name="P116" style:family="paragraph" style:parent-style-name="Table_20_Contents">
      <style:paragraph-properties fo:text-align="start" style:justify-single-word="false"/>
      <style:text-properties fo:color="#ff6d6d" style:font-name="Liberation Mono" fo:font-size="14pt" fo:language="ru" fo:country="RU" officeooo:rsid="002786d9" officeooo:paragraph-rsid="002786d9" style:font-size-asian="14pt" style:font-size-complex="14pt"/>
    </style:style>
    <style:style style:name="P117" style:family="paragraph" style:parent-style-name="Table_20_Contents">
      <style:paragraph-properties fo:text-align="start" style:justify-single-word="false"/>
      <style:text-properties fo:color="#ff6d6d" style:font-name="Liberation Mono" fo:font-size="14pt" fo:language="ru" fo:country="RU" officeooo:rsid="0029ea7e" officeooo:paragraph-rsid="0029ea7e" style:font-size-asian="14pt" style:font-size-complex="14pt"/>
    </style:style>
    <style:style style:name="P118" style:family="paragraph" style:parent-style-name="Table_20_Contents">
      <style:paragraph-properties fo:text-align="start" style:justify-single-word="false"/>
      <style:text-properties fo:color="#ff6d6d" style:font-name="Liberation Mono" fo:font-size="14pt" fo:language="ru" fo:country="RU" officeooo:rsid="002aca9f" officeooo:paragraph-rsid="002aca9f" style:font-size-asian="14pt" style:font-size-complex="14pt"/>
    </style:style>
    <style:style style:name="P119" style:family="paragraph" style:parent-style-name="Table_20_Contents">
      <style:paragraph-properties fo:text-align="start" style:justify-single-word="false"/>
      <style:text-properties fo:color="#ff6d6d" style:font-name="Liberation Mono" fo:font-size="14pt" fo:language="ru" fo:country="RU" officeooo:rsid="002b7492" officeooo:paragraph-rsid="002b7492" style:font-size-asian="14pt" style:font-size-complex="14pt"/>
    </style:style>
    <style:style style:name="P120" style:family="paragraph" style:parent-style-name="Table_20_Contents">
      <style:paragraph-properties fo:text-align="start" style:justify-single-word="false"/>
      <style:text-properties fo:color="#ff6d6d" style:font-name="Liberation Mono" fo:font-size="14pt" fo:language="ru" fo:country="RU" officeooo:rsid="002cbfcf" officeooo:paragraph-rsid="002cbfcf" style:font-size-asian="14pt" style:font-size-complex="14pt"/>
    </style:style>
    <style:style style:name="P121" style:family="paragraph" style:parent-style-name="Table_20_Contents">
      <style:paragraph-properties fo:text-align="start" style:justify-single-word="false"/>
      <style:text-properties fo:color="#ff6d6d" style:font-name="Liberation Mono" fo:font-size="14pt" fo:language="ru" fo:country="RU" officeooo:rsid="002e9c3f" officeooo:paragraph-rsid="002e9c3f" style:font-size-asian="14pt" style:font-size-complex="14pt"/>
    </style:style>
    <style:style style:name="P122" style:family="paragraph" style:parent-style-name="Table_20_Contents">
      <style:paragraph-properties fo:text-align="start" style:justify-single-word="false"/>
      <style:text-properties fo:color="#ff6d6d" style:font-name="Liberation Mono" fo:font-size="14pt" fo:language="ru" fo:country="RU" officeooo:rsid="002ff2a7" officeooo:paragraph-rsid="002ff2a7" style:font-size-asian="14pt" style:font-size-complex="14pt"/>
    </style:style>
    <style:style style:name="P123" style:family="paragraph" style:parent-style-name="Table_20_Contents">
      <style:paragraph-properties fo:text-align="start" style:justify-single-word="false"/>
      <style:text-properties fo:color="#ff6d6d" style:font-name="Liberation Mono" fo:font-size="14pt" fo:language="ru" fo:country="RU" officeooo:rsid="0030a2cb" officeooo:paragraph-rsid="0030a2cb" style:font-size-asian="14pt" style:font-size-complex="14pt"/>
    </style:style>
    <style:style style:name="P124" style:family="paragraph" style:parent-style-name="Table_20_Contents">
      <style:paragraph-properties fo:text-align="start" style:justify-single-word="false"/>
      <style:text-properties fo:color="#ff6d6d" style:font-name="Liberation Mono" fo:font-size="14pt" fo:language="ru" fo:country="RU" officeooo:rsid="00338fa1" officeooo:paragraph-rsid="00338fa1" style:font-size-asian="14pt" style:font-size-complex="14pt"/>
    </style:style>
    <style:style style:name="P125" style:family="paragraph" style:parent-style-name="Table_20_Contents">
      <style:paragraph-properties fo:text-align="start" style:justify-single-word="false"/>
      <style:text-properties fo:color="#ff6d6d" style:font-name="Liberation Mono" fo:font-size="14pt" fo:language="ru" fo:country="RU" officeooo:rsid="0033fe0c" officeooo:paragraph-rsid="0033fe0c" style:font-size-asian="14pt" style:font-size-complex="14pt"/>
    </style:style>
    <style:style style:name="P126" style:family="paragraph" style:parent-style-name="Table_20_Contents">
      <style:paragraph-properties fo:text-align="start" style:justify-single-word="false"/>
      <style:text-properties fo:color="#ff6d6d" style:font-name="Liberation Mono" fo:font-size="14pt" fo:language="ru" fo:country="RU" officeooo:rsid="0034e4fb" officeooo:paragraph-rsid="0034e4fb" style:font-size-asian="14pt" style:font-size-complex="14pt"/>
    </style:style>
    <style:style style:name="P127" style:family="paragraph" style:parent-style-name="Table_20_Contents">
      <style:paragraph-properties fo:text-align="start" style:justify-single-word="false"/>
      <style:text-properties fo:color="#ff6d6d" style:font-name="Liberation Mono" fo:font-size="14pt" fo:language="ru" fo:country="RU" officeooo:rsid="0085df7a" officeooo:paragraph-rsid="0085df7a" style:font-size-asian="14pt" style:font-size-complex="14pt"/>
    </style:style>
    <style:style style:name="P128" style:family="paragraph" style:parent-style-name="Table_20_Contents">
      <style:paragraph-properties fo:text-align="start" style:justify-single-word="false"/>
      <style:text-properties fo:color="#ff6d6d" style:font-name="Liberation Mono" fo:font-size="14pt" fo:language="en" fo:country="US" officeooo:rsid="002aca9f" officeooo:paragraph-rsid="002aca9f" style:font-size-asian="14pt" style:font-size-complex="14pt"/>
    </style:style>
    <style:style style:name="P129" style:family="paragraph" style:parent-style-name="Table_20_Contents">
      <style:paragraph-properties fo:text-align="start" style:justify-single-word="false"/>
      <style:text-properties fo:color="#ff6d6d" style:font-name="Liberation Mono" fo:font-size="14pt" fo:language="en" fo:country="US" officeooo:rsid="002cbfcf" officeooo:paragraph-rsid="002cbfcf" style:font-size-asian="14pt" style:font-size-complex="14pt"/>
    </style:style>
    <style:style style:name="P130" style:family="paragraph" style:parent-style-name="Table_20_Contents">
      <style:paragraph-properties fo:text-align="start" style:justify-single-word="false"/>
      <style:text-properties fo:color="#ff6d6d" style:font-name="Liberation Mono" fo:font-size="14pt" fo:language="en" fo:country="US" officeooo:rsid="002e9c3f" officeooo:paragraph-rsid="002e9c3f" style:font-size-asian="14pt" style:font-size-complex="14pt"/>
    </style:style>
    <style:style style:name="P131" style:family="paragraph" style:parent-style-name="Table_20_Contents">
      <style:paragraph-properties fo:text-align="start" style:justify-single-word="false"/>
      <style:text-properties fo:color="#ff6d6d" style:font-name="Liberation Mono" fo:font-size="14pt" fo:language="en" fo:country="US" officeooo:rsid="0030a2cb" officeooo:paragraph-rsid="0030a2cb" style:font-size-asian="14pt" style:font-size-complex="14pt"/>
    </style:style>
    <style:style style:name="P132" style:family="paragraph" style:parent-style-name="Table_20_Contents">
      <style:paragraph-properties fo:text-align="start" style:justify-single-word="false"/>
      <style:text-properties fo:color="#ff6d6d" style:font-name="Liberation Mono" fo:font-size="14pt" fo:language="en" fo:country="US" officeooo:rsid="0033fe0c" officeooo:paragraph-rsid="0033fe0c" style:font-size-asian="14pt" style:font-size-complex="14pt"/>
    </style:style>
    <style:style style:name="P133" style:family="paragraph" style:parent-style-name="Table_20_Contents">
      <style:paragraph-properties fo:text-align="start" style:justify-single-word="false"/>
      <style:text-properties fo:color="#ff6d6d" style:font-name="Liberation Mono" fo:font-size="14pt" fo:language="en" fo:country="US" style:text-underline-style="solid" style:text-underline-width="auto" style:text-underline-color="font-color" officeooo:rsid="002786d9" officeooo:paragraph-rsid="002786d9" style:font-size-asian="14pt" style:font-size-complex="14pt"/>
    </style:style>
    <style:style style:name="P134" style:family="paragraph" style:parent-style-name="Table_20_Contents">
      <style:paragraph-properties fo:text-align="start" style:justify-single-word="false"/>
      <style:text-properties fo:color="#ff6d6d" style:font-name="Liberation Mono" fo:font-size="14pt" fo:language="en" fo:country="US" style:text-underline-style="solid" style:text-underline-width="auto" style:text-underline-color="font-color" officeooo:rsid="0029ea7e" officeooo:paragraph-rsid="0029ea7e" style:font-size-asian="14pt" style:font-size-complex="14pt"/>
    </style:style>
    <style:style style:name="P135" style:family="paragraph" style:parent-style-name="Table_20_Contents">
      <style:paragraph-properties fo:text-align="start" style:justify-single-word="false"/>
      <style:text-properties fo:color="#ff6d6d" style:font-name="Liberation Mono" fo:font-size="14pt" fo:language="en" fo:country="US" style:text-underline-style="solid" style:text-underline-width="auto" style:text-underline-color="font-color" officeooo:rsid="002b7492" officeooo:paragraph-rsid="002b7492" style:font-size-asian="14pt" style:font-size-complex="14pt"/>
    </style:style>
    <style:style style:name="P136" style:family="paragraph" style:parent-style-name="Table_20_Contents">
      <style:paragraph-properties fo:text-align="start" style:justify-single-word="false"/>
      <style:text-properties fo:color="#ff6d6d" style:font-name="Liberation Mono" fo:font-size="14pt" fo:language="en" fo:country="US" style:text-underline-style="solid" style:text-underline-width="auto" style:text-underline-color="font-color" officeooo:rsid="002e9c3f" officeooo:paragraph-rsid="002e9c3f" style:font-size-asian="14pt" style:font-size-complex="14pt"/>
    </style:style>
    <style:style style:name="P137" style:family="paragraph" style:parent-style-name="Table_20_Contents">
      <style:paragraph-properties fo:text-align="start" style:justify-single-word="false"/>
      <style:text-properties fo:color="#ff6d6d" style:font-name="Liberation Mono" fo:font-size="14pt" fo:language="en" fo:country="US" style:text-underline-style="solid" style:text-underline-width="auto" style:text-underline-color="font-color" officeooo:rsid="002ff2a7" officeooo:paragraph-rsid="002ff2a7" style:font-size-asian="14pt" style:font-size-complex="14pt"/>
    </style:style>
    <style:style style:name="P138" style:family="paragraph" style:parent-style-name="Table_20_Contents">
      <style:paragraph-properties fo:text-align="start" style:justify-single-word="false"/>
      <style:text-properties fo:color="#ff6d6d" style:font-name="Liberation Mono" fo:font-size="14pt" fo:language="en" fo:country="US" style:text-underline-style="solid" style:text-underline-width="auto" style:text-underline-color="font-color" officeooo:rsid="0030a2cb" officeooo:paragraph-rsid="0030a2cb" style:font-size-asian="14pt" style:font-size-complex="14pt"/>
    </style:style>
    <style:style style:name="P139" style:family="paragraph" style:parent-style-name="Table_20_Contents">
      <style:paragraph-properties fo:text-align="start" style:justify-single-word="false"/>
      <style:text-properties fo:color="#ff6d6d" style:font-name="Liberation Mono" fo:font-size="14pt" fo:language="en" fo:country="US" style:text-underline-style="solid" style:text-underline-width="auto" style:text-underline-color="font-color" officeooo:rsid="0034e4fb" officeooo:paragraph-rsid="0034e4fb" style:font-size-asian="14pt" style:font-size-complex="14pt"/>
    </style:style>
    <style:style style:name="P140" style:family="paragraph" style:parent-style-name="Table_20_Contents">
      <style:paragraph-properties fo:text-align="start" style:justify-single-word="false"/>
      <style:text-properties fo:color="#ff6d6d" style:font-name="Liberation Mono" fo:font-size="14pt" fo:language="en" fo:country="US" style:text-underline-style="solid" style:text-underline-width="auto" style:text-underline-color="font-color" officeooo:rsid="0085df7a" officeooo:paragraph-rsid="0085df7a" style:font-size-asian="14pt" style:font-size-complex="14pt"/>
    </style:style>
    <style:style style:name="P141" style:family="paragraph" style:parent-style-name="Table_20_Contents">
      <style:paragraph-properties fo:text-align="start" style:justify-single-word="false"/>
      <style:text-properties fo:color="#ff6d6d" style:font-name="Liberation Mono" fo:font-size="14pt" fo:language="en" fo:country="US" style:text-underline-style="solid" style:text-underline-width="auto" style:text-underline-color="font-color" officeooo:rsid="00338fa1" officeooo:paragraph-rsid="00338fa1" style:font-size-asian="14pt" style:font-size-complex="14pt"/>
    </style:style>
    <style:style style:name="P142" style:family="paragraph" style:parent-style-name="Table_20_Contents">
      <style:paragraph-properties fo:text-align="start" style:justify-single-word="false"/>
      <style:text-properties fo:color="#ff6d6d" style:font-name="Liberation Mono" fo:font-size="14pt" style:text-underline-style="solid" style:text-underline-width="auto" style:text-underline-color="font-color" officeooo:rsid="00257cec" officeooo:paragraph-rsid="00257cec" style:font-size-asian="14pt" style:font-size-complex="14pt"/>
    </style:style>
    <style:style style:name="P143" style:family="paragraph" style:parent-style-name="Table_20_Contents">
      <style:paragraph-properties fo:text-align="start" style:justify-single-word="false"/>
      <style:text-properties fo:color="#a1467e" style:font-name="Liberation Mono" fo:font-size="15pt" officeooo:rsid="00479c72" officeooo:paragraph-rsid="00479c72" style:font-size-asian="13.1000003814697pt" style:font-size-complex="15pt"/>
    </style:style>
    <style:style style:name="P144" style:family="paragraph" style:parent-style-name="Table_20_Contents">
      <style:paragraph-properties fo:text-align="center" style:justify-single-word="false"/>
      <style:text-properties fo:color="#a1467e" style:font-name="Liberation Mono" fo:font-size="15pt" officeooo:rsid="007ee86f" officeooo:paragraph-rsid="007ee86f" style:font-size-asian="13.1000003814697pt" style:font-size-complex="15pt"/>
    </style:style>
    <style:style style:name="P145" style:family="paragraph" style:parent-style-name="Table_20_Contents">
      <style:paragraph-properties fo:text-align="center" style:justify-single-word="false"/>
      <style:text-properties fo:color="#8d1d75" style:font-name="Liberation Mono" fo:font-size="14pt" officeooo:rsid="003f6d97" officeooo:paragraph-rsid="003f6d97" style:font-size-asian="14pt" style:font-size-complex="14pt"/>
    </style:style>
    <style:style style:name="P146" style:family="paragraph" style:parent-style-name="Table_20_Contents">
      <style:paragraph-properties fo:text-align="center" style:justify-single-word="false"/>
      <style:text-properties fo:color="#8d1d75" style:font-name="Liberation Mono" fo:font-size="14pt" officeooo:rsid="003f6d97" officeooo:paragraph-rsid="0043631d" style:font-size-asian="14pt" style:font-size-complex="14pt"/>
    </style:style>
    <style:style style:name="P147" style:family="paragraph" style:parent-style-name="Table_20_Contents">
      <style:paragraph-properties fo:text-align="center" style:justify-single-word="false"/>
      <style:text-properties fo:color="#8d1d75" style:font-name="Liberation Mono" fo:font-size="14pt" fo:language="ru" fo:country="RU" officeooo:rsid="003f6d97" officeooo:paragraph-rsid="003f6d97" style:font-size-asian="14pt" style:font-size-complex="14pt"/>
    </style:style>
    <style:style style:name="P148" style:family="paragraph" style:parent-style-name="Table_20_Contents">
      <style:paragraph-properties fo:text-align="center" style:justify-single-word="false"/>
      <style:text-properties fo:color="#8d1d75" style:font-name="Liberation Mono" fo:font-size="14pt" fo:language="ru" fo:country="RU" officeooo:rsid="003f6d97" officeooo:paragraph-rsid="0043631d" style:font-size-asian="14pt" style:font-size-complex="14pt"/>
    </style:style>
    <style:style style:name="P149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fo:color="#8d1d75" style:font-name="Liberation Mono" fo:font-size="15pt" officeooo:rsid="0058e098" officeooo:paragraph-rsid="0058e098" style:font-size-asian="13.1000003814697pt" style:font-size-complex="15pt"/>
    </style:style>
    <style:style style:name="P150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fo:color="#8d1d75" style:font-name="Liberation Mono" fo:font-size="15pt" officeooo:rsid="005bbf74" officeooo:paragraph-rsid="005bbf74" style:font-size-asian="13.1000003814697pt" style:font-size-complex="15pt"/>
    </style:style>
    <style:style style:name="P151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fo:color="#8d1d75" style:font-name="Liberation Mono" fo:font-size="15pt" officeooo:rsid="005bbf74" officeooo:paragraph-rsid="00da1e5a" style:font-size-asian="13.1000003814697pt" style:font-size-complex="15pt"/>
    </style:style>
    <style:style style:name="P152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fo:color="#8d1d75" style:font-name="Liberation Mono" fo:font-size="15pt" officeooo:rsid="00850a13" officeooo:paragraph-rsid="0058e098" style:font-size-asian="13.1000003814697pt" style:font-size-complex="15pt"/>
    </style:style>
    <style:style style:name="P153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fo:color="#8d1d75" style:font-name="Liberation Mono" fo:font-size="15pt" fo:language="en" fo:country="US" officeooo:rsid="005faa06" officeooo:paragraph-rsid="00aa527a" style:font-size-asian="13.1000003814697pt" style:font-size-complex="15pt"/>
    </style:style>
    <style:style style:name="P154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fo:color="#8d1d75" style:font-name="Liberation Mono" fo:font-size="15pt" fo:language="en" fo:country="US" officeooo:rsid="005faa06" officeooo:paragraph-rsid="005faa06" style:font-size-asian="13.1000003814697pt" style:font-size-complex="15pt"/>
    </style:style>
    <style:style style:name="P155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fo:color="#8d1d75" style:font-name="Liberation Mono" fo:font-size="15pt" fo:language="en" fo:country="US" officeooo:rsid="005faa06" officeooo:paragraph-rsid="00b0294b" style:font-size-asian="13.1000003814697pt" style:font-size-complex="15pt"/>
    </style:style>
    <style:style style:name="P156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fo:color="#8d1d75" style:font-name="Liberation Mono" fo:font-size="15pt" fo:language="en" fo:country="US" officeooo:rsid="00b0294b" officeooo:paragraph-rsid="00b0294b" style:font-size-asian="13.1000003814697pt" style:font-size-complex="15pt"/>
    </style:style>
    <style:style style:name="P157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fo:color="#8d1d75" style:font-name="Liberation Mono" fo:font-size="15pt" fo:language="en" fo:country="US" officeooo:rsid="00b0294b" officeooo:paragraph-rsid="00b4b936" style:font-size-asian="13.1000003814697pt" style:font-size-complex="15pt"/>
    </style:style>
    <style:style style:name="P158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fo:color="#8d1d75" style:font-name="Liberation Mono" fo:font-size="15pt" fo:language="en" fo:country="US" officeooo:rsid="00aa527a" officeooo:paragraph-rsid="00aa527a" style:font-size-asian="13.1000003814697pt" style:font-size-complex="15pt"/>
    </style:style>
    <style:style style:name="P159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fo:color="#8d1d75" style:font-name="Liberation Mono" fo:font-size="15pt" fo:language="en" fo:country="US" officeooo:rsid="00b4b936" officeooo:paragraph-rsid="00b4b936" style:font-size-asian="13.1000003814697pt" style:font-size-complex="15pt"/>
    </style:style>
    <style:style style:name="P160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fo:color="#8d1d75" style:font-name="Liberation Mono" fo:font-size="15pt" fo:language="en" fo:country="US" officeooo:rsid="00b4b56a" officeooo:paragraph-rsid="00b4b56a" style:font-size-asian="13.1000003814697pt" style:font-size-complex="15pt"/>
    </style:style>
    <style:style style:name="P161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fo:color="#8d1d75" style:font-name="Liberation Mono" fo:font-size="15pt" fo:language="en" fo:country="US" officeooo:rsid="00b4b56a" officeooo:paragraph-rsid="00b6584e" style:font-size-asian="13.1000003814697pt" style:font-size-complex="15pt"/>
    </style:style>
    <style:style style:name="P162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fo:color="#8d1d75" style:font-name="Liberation Mono" fo:font-size="15pt" fo:language="en" fo:country="US" officeooo:rsid="00b6584e" officeooo:paragraph-rsid="00b6584e" style:font-size-asian="13.1000003814697pt" style:font-size-complex="15pt"/>
    </style:style>
    <style:style style:name="P163" style:family="paragraph" style:parent-style-name="Table_20_Contents">
      <style:paragraph-properties fo:text-align="start" style:justify-single-word="false"/>
      <style:text-properties fo:color="#168253" style:font-name="Liberation Mono" fo:font-size="14pt" officeooo:rsid="003f6d97" officeooo:paragraph-rsid="003f6d97" style:font-size-asian="14pt" style:font-size-complex="14pt"/>
    </style:style>
    <style:style style:name="P164" style:family="paragraph" style:parent-style-name="Table_20_Contents">
      <style:paragraph-properties fo:text-align="start" style:justify-single-word="false"/>
      <style:text-properties fo:color="#168253" style:font-name="Liberation Mono" fo:font-size="14pt" officeooo:rsid="00448c29" officeooo:paragraph-rsid="00448c29" style:font-size-asian="14pt" style:font-size-complex="14pt"/>
    </style:style>
    <style:style style:name="P165" style:family="paragraph" style:parent-style-name="Table_20_Contents">
      <style:paragraph-properties fo:text-align="start" style:justify-single-word="false"/>
      <style:text-properties fo:color="#168253" style:font-name="Liberation Mono" fo:font-size="14pt" fo:language="ru" fo:country="RU" officeooo:rsid="003f6d97" officeooo:paragraph-rsid="003f6d97" style:font-size-asian="14pt" style:font-size-complex="14pt"/>
    </style:style>
    <style:style style:name="P166" style:family="paragraph" style:parent-style-name="Table_20_Contents">
      <style:paragraph-properties fo:text-align="start" style:justify-single-word="false"/>
      <style:text-properties fo:color="#168253" style:font-name="Liberation Mono" fo:font-size="14pt" fo:language="ru" fo:country="RU" officeooo:rsid="0040cac9" officeooo:paragraph-rsid="0040cac9" style:font-size-asian="14pt" style:font-size-complex="14pt"/>
    </style:style>
    <style:style style:name="P167" style:family="paragraph" style:parent-style-name="Table_20_Contents">
      <style:paragraph-properties fo:text-align="start" style:justify-single-word="false"/>
      <style:text-properties fo:color="#168253" style:font-name="Liberation Mono" fo:font-size="14pt" fo:language="ru" fo:country="RU" officeooo:rsid="0043631d" officeooo:paragraph-rsid="0043631d" style:font-size-asian="14pt" style:font-size-complex="14pt"/>
    </style:style>
    <style:style style:name="P168" style:family="paragraph" style:parent-style-name="Table_20_Contents">
      <style:paragraph-properties fo:text-align="start" style:justify-single-word="false"/>
      <style:text-properties fo:color="#168253" style:font-name="Liberation Mono" fo:font-size="14pt" fo:language="ru" fo:country="RU" officeooo:rsid="00448c29" officeooo:paragraph-rsid="00448c29" style:font-size-asian="14pt" style:font-size-complex="14pt"/>
    </style:style>
    <style:style style:name="P169" style:family="paragraph" style:parent-style-name="Table_20_Contents">
      <style:paragraph-properties fo:text-align="start" style:justify-single-word="false"/>
      <style:text-properties fo:color="#168253" style:font-name="Liberation Mono" fo:font-size="14pt" fo:language="en" fo:country="US" officeooo:rsid="003f6d97" officeooo:paragraph-rsid="003f6d97" style:font-size-asian="14pt" style:font-size-complex="14pt"/>
    </style:style>
    <style:style style:name="P170" style:family="paragraph" style:parent-style-name="Table_20_Contents">
      <style:paragraph-properties fo:text-align="start" style:justify-single-word="false"/>
      <style:text-properties fo:color="#168253" style:font-name="Liberation Mono" fo:font-size="14pt" fo:language="en" fo:country="US" officeooo:rsid="003f6d97" officeooo:paragraph-rsid="0043631d" style:font-size-asian="14pt" style:font-size-complex="14pt"/>
    </style:style>
    <style:style style:name="P171" style:family="paragraph" style:parent-style-name="Table_20_Contents">
      <style:paragraph-properties fo:text-align="start" style:justify-single-word="false"/>
      <style:text-properties style:font-name="Liberation Mono" fo:font-size="15pt" officeooo:rsid="00bc5744" officeooo:paragraph-rsid="00bc5744" style:font-size-asian="13.1000003814697pt" style:font-size-complex="15pt"/>
    </style:style>
    <style:style style:name="P172" style:family="paragraph" style:parent-style-name="Table_20_Contents">
      <style:paragraph-properties fo:text-align="center" style:justify-single-word="false"/>
      <style:text-properties style:font-name="Liberation Mono" fo:font-size="15pt" fo:language="ru" fo:country="RU" officeooo:rsid="00bc5744" officeooo:paragraph-rsid="00bc5744" style:font-size-asian="13.1000003814697pt" style:font-size-complex="15pt"/>
    </style:style>
    <style:style style:name="P173" style:family="paragraph" style:parent-style-name="Table_20_Contents">
      <style:paragraph-properties fo:text-align="start" style:justify-single-word="false"/>
      <style:text-properties style:font-name="Liberation Mono" fo:font-size="15pt" fo:language="ru" fo:country="RU" officeooo:rsid="00bc5744" officeooo:paragraph-rsid="00bc5744" style:font-size-asian="13.1000003814697pt" style:font-size-complex="15pt"/>
    </style:style>
    <style:style style:name="P174" style:family="paragraph" style:parent-style-name="Table_20_Contents">
      <style:paragraph-properties fo:text-align="start" style:justify-single-word="false"/>
      <style:text-properties style:font-name="Liberation Mono" fo:font-size="15pt" fo:language="ru" fo:country="RU" officeooo:rsid="00bc5744" officeooo:paragraph-rsid="00bee74e" style:font-size-asian="13.1000003814697pt" style:font-size-complex="15pt"/>
    </style:style>
    <style:style style:name="P175" style:family="paragraph" style:parent-style-name="Table_20_Contents">
      <style:paragraph-properties fo:text-align="start" style:justify-single-word="false"/>
      <style:text-properties style:font-name="Liberation Mono" fo:font-size="15pt" fo:language="en" fo:country="US" officeooo:rsid="00bc5744" officeooo:paragraph-rsid="00bc5744" style:font-size-asian="13.1000003814697pt" style:font-size-complex="15pt"/>
    </style:style>
    <style:style style:name="P176" style:family="paragraph" style:parent-style-name="Table_20_Contents">
      <style:paragraph-properties fo:text-align="start" style:justify-single-word="false"/>
      <style:text-properties style:font-name="Liberation Mono" fo:font-size="14pt" officeooo:rsid="00cf1899" officeooo:paragraph-rsid="00cf1899" style:font-size-asian="12.25pt" style:font-size-complex="14pt"/>
    </style:style>
    <style:style style:name="P177" style:family="paragraph" style:parent-style-name="Table_20_Contents">
      <style:paragraph-properties fo:text-align="center" style:justify-single-word="false"/>
      <style:text-properties style:font-name="Liberation Mono" fo:font-size="14pt" officeooo:rsid="00e49845" officeooo:paragraph-rsid="00e49845" style:font-size-asian="12.25pt" style:font-size-complex="14pt"/>
    </style:style>
    <style:style style:name="P178" style:family="paragraph" style:parent-style-name="Table_20_Contents">
      <style:paragraph-properties fo:text-align="center" style:justify-single-word="false"/>
      <style:text-properties style:font-name="Liberation Mono" fo:font-size="14pt" officeooo:rsid="00e5b6c0" officeooo:paragraph-rsid="00e5b6c0" style:font-size-asian="12.25pt" style:font-size-complex="14pt"/>
    </style:style>
    <style:style style:name="P179" style:family="paragraph" style:parent-style-name="Table_20_Contents">
      <style:paragraph-properties fo:text-align="start" style:justify-single-word="false"/>
      <style:text-properties style:font-name="Liberation Mono" fo:font-size="13pt" style:font-size-asian="13pt" style:font-size-complex="13pt"/>
    </style:style>
    <style:style style:name="P180" style:family="paragraph" style:parent-style-name="Table_20_Contents">
      <style:paragraph-properties fo:text-align="start" style:justify-single-word="false"/>
      <style:text-properties style:font-name="Liberation Mono" fo:font-size="13pt" officeooo:rsid="00e49845" officeooo:paragraph-rsid="00e49845" style:font-size-asian="13pt" style:font-size-complex="13pt"/>
    </style:style>
    <style:style style:name="P181" style:family="paragraph" style:parent-style-name="Table_20_Contents">
      <style:paragraph-properties fo:text-align="start" style:justify-single-word="false"/>
      <style:text-properties style:font-name="Liberation Mono" fo:font-size="13pt" officeooo:rsid="00e5b6c0" officeooo:paragraph-rsid="00e5b6c0" style:font-size-asian="13pt" style:font-size-complex="13pt"/>
    </style:style>
    <style:style style:name="P182" style:family="paragraph" style:parent-style-name="Table_20_Contents">
      <style:paragraph-properties fo:text-align="start" style:justify-single-word="false"/>
      <style:text-properties style:font-name="Liberation Mono" fo:font-size="13pt" officeooo:rsid="00e6efac" officeooo:paragraph-rsid="00e6efac" style:font-size-asian="13pt" style:font-size-complex="13pt"/>
    </style:style>
    <style:style style:name="P183" style:family="paragraph" style:parent-style-name="Table_20_Contents">
      <style:paragraph-properties fo:text-align="start" style:justify-single-word="false"/>
      <style:text-properties style:font-name="Liberation Mono" fo:font-size="13pt" fo:language="ru" fo:country="RU" officeooo:rsid="00e49845" officeooo:paragraph-rsid="00e49845" style:font-size-asian="13pt" style:font-size-complex="13pt"/>
    </style:style>
    <style:style style:name="P184" style:family="paragraph" style:parent-style-name="Table_20_Contents">
      <style:paragraph-properties fo:text-align="start" style:justify-single-word="false"/>
      <style:text-properties style:font-name="Liberation Mono" fo:font-size="13pt" fo:language="ru" fo:country="RU" officeooo:rsid="00e5b6c0" officeooo:paragraph-rsid="00e5b6c0" style:font-size-asian="13pt" style:font-size-complex="13pt"/>
    </style:style>
    <style:style style:name="P185" style:family="paragraph" style:parent-style-name="Table_20_Contents">
      <style:paragraph-properties fo:text-align="start" style:justify-single-word="false"/>
      <style:text-properties style:font-name="Liberation Mono" fo:font-size="13pt" fo:language="ru" fo:country="RU" officeooo:rsid="00e6efac" officeooo:paragraph-rsid="00e6efac" style:font-size-asian="13pt" style:font-size-complex="13pt"/>
    </style:style>
    <style:style style:name="P186" style:family="paragraph" style:parent-style-name="Table_20_Contents">
      <style:paragraph-properties fo:text-align="start" style:justify-single-word="false"/>
      <style:text-properties style:font-name="Liberation Mono" fo:font-size="13pt" fo:language="en" fo:country="US" officeooo:rsid="00e5b6c0" officeooo:paragraph-rsid="00e5b6c0" style:font-size-asian="13pt" style:font-size-complex="13pt"/>
    </style:style>
    <style:style style:name="P187" style:family="paragraph" style:parent-style-name="Table_20_Contents">
      <style:paragraph-properties fo:text-align="start" style:justify-single-word="false"/>
      <style:text-properties fo:color="#ea7500" style:font-name="Liberation Mono" fo:font-size="14pt" fo:language="en" fo:country="US" officeooo:rsid="00c687ef" officeooo:paragraph-rsid="00c687ef" style:font-size-asian="14pt" style:font-size-complex="14pt"/>
    </style:style>
    <style:style style:name="P188" style:family="paragraph" style:parent-style-name="Table_20_Contents">
      <style:paragraph-properties fo:text-align="start" style:justify-single-word="false"/>
      <style:text-properties fo:color="#ea7500" style:font-name="Liberation Mono" fo:font-size="14pt" fo:language="en" fo:country="US" officeooo:rsid="00c89c78" officeooo:paragraph-rsid="00c89c78" style:font-size-asian="14pt" style:font-size-complex="14pt"/>
    </style:style>
    <style:style style:name="P189" style:family="paragraph" style:parent-style-name="Table_20_Contents">
      <style:paragraph-properties fo:text-align="start" style:justify-single-word="false"/>
      <style:text-properties fo:color="#ea7500" style:font-name="Liberation Mono" fo:font-size="14pt" fo:language="en" fo:country="US" officeooo:rsid="00ca1d06" officeooo:paragraph-rsid="00ca1d06" style:font-size-asian="14pt" style:font-size-complex="14pt"/>
    </style:style>
    <style:style style:name="P190" style:family="paragraph" style:parent-style-name="Table_20_Contents">
      <style:paragraph-properties fo:text-align="start" style:justify-single-word="false"/>
      <style:text-properties fo:color="#ff3838" style:font-name="Liberation Mono" fo:font-size="14pt" officeooo:rsid="00e879f2" officeooo:paragraph-rsid="00e879f2" style:font-size-asian="12.25pt" style:font-size-complex="14pt"/>
    </style:style>
    <style:style style:name="P191" style:family="paragraph" style:parent-style-name="Table_20_Contents">
      <style:paragraph-properties fo:text-align="start" style:justify-single-word="false"/>
      <style:text-properties fo:color="#ff3838" style:font-name="Liberation Mono" fo:font-size="14pt" fo:language="en" fo:country="US" officeooo:rsid="00e879f2" officeooo:paragraph-rsid="00e879f2" style:font-size-asian="12.25pt" style:font-size-complex="14pt"/>
    </style:style>
    <style:style style:name="P192" style:family="paragraph" style:parent-style-name="Table_20_Contents">
      <style:paragraph-properties fo:text-align="start" style:justify-single-word="false"/>
      <style:text-properties fo:color="#ff3838" style:font-name="Liberation Mono" fo:font-size="14pt" fo:language="en" fo:country="US" officeooo:rsid="00e8ea7f" officeooo:paragraph-rsid="00e8ea7f" style:font-size-asian="12.25pt" style:font-size-complex="14pt"/>
    </style:style>
    <style:style style:name="P193" style:family="paragraph" style:parent-style-name="Table_20_Contents">
      <style:paragraph-properties fo:text-align="start" style:justify-single-word="false"/>
      <style:text-properties fo:color="#ff3838" style:font-name="Liberation Mono" fo:font-size="14pt" fo:language="en" fo:country="US" officeooo:rsid="00ec0d5e" officeooo:paragraph-rsid="00ec0d5e" style:font-size-asian="12.25pt" style:font-size-complex="14pt"/>
    </style:style>
    <style:style style:name="P194" style:family="paragraph" style:parent-style-name="Standard" style:master-page-name="">
      <loext:graphic-properties draw:fill="none"/>
      <style:paragraph-properties fo:margin-left="4.2cm" fo:margin-right="0cm" fo:text-align="start" style:justify-single-word="false" fo:text-indent="-4.2cm" style:auto-text-indent="false" style:page-number="auto" fo:background-color="transparent"/>
      <style:text-properties style:font-name="Liberation Mono" fo:font-size="15pt" fo:language="en" fo:country="US" style:text-underline-style="none" fo:font-weight="normal" officeooo:rsid="00496322" officeooo:paragraph-rsid="00496322" style:font-size-asian="13.1000003814697pt" style:font-weight-asian="normal" style:font-size-complex="15pt" style:font-weight-complex="normal"/>
    </style:style>
    <style:style style:name="P195" style:family="paragraph" style:parent-style-name="Standard">
      <loext:graphic-properties draw:fill="none"/>
      <style:paragraph-properties fo:margin-left="4.2cm" fo:margin-right="0cm" fo:text-align="start" style:justify-single-word="false" fo:text-indent="-4.2cm" style:auto-text-indent="false" fo:background-color="transparent"/>
      <style:text-properties style:font-name="Liberation Mono" fo:font-size="15pt" fo:language="en" fo:country="US" style:text-underline-style="none" fo:font-weight="normal" officeooo:rsid="00496322" officeooo:paragraph-rsid="00496322" style:font-size-asian="13.1000003814697pt" style:font-weight-asian="normal" style:font-size-complex="15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288b0"/>
    </style:style>
    <style:style style:name="T3" style:family="text">
      <style:text-properties fo:language="ru" fo:country="RU" officeooo:rsid="00043a82"/>
    </style:style>
    <style:style style:name="T4" style:family="text">
      <style:text-properties fo:language="ru" fo:country="RU" officeooo:rsid="00064664"/>
    </style:style>
    <style:style style:name="T5" style:family="text">
      <style:text-properties fo:language="ru" fo:country="RU" officeooo:rsid="00089353"/>
    </style:style>
    <style:style style:name="T6" style:family="text">
      <style:text-properties fo:language="ru" fo:country="RU" officeooo:rsid="0009d227"/>
    </style:style>
    <style:style style:name="T7" style:family="text">
      <style:text-properties fo:language="ru" fo:country="RU" officeooo:rsid="000bb89c"/>
    </style:style>
    <style:style style:name="T8" style:family="text">
      <style:text-properties fo:language="ru" fo:country="RU" officeooo:rsid="000be337"/>
    </style:style>
    <style:style style:name="T9" style:family="text">
      <style:text-properties fo:language="ru" fo:country="RU" officeooo:rsid="000d15df"/>
    </style:style>
    <style:style style:name="T10" style:family="text">
      <style:text-properties fo:language="ru" fo:country="RU" officeooo:rsid="000e72ff"/>
    </style:style>
    <style:style style:name="T11" style:family="text">
      <style:text-properties fo:language="ru" fo:country="RU" officeooo:rsid="000f57d5"/>
    </style:style>
    <style:style style:name="T12" style:family="text">
      <style:text-properties fo:language="ru" fo:country="RU" officeooo:rsid="0010f08e"/>
    </style:style>
    <style:style style:name="T13" style:family="text">
      <style:text-properties fo:language="ru" fo:country="RU" officeooo:rsid="00127278"/>
    </style:style>
    <style:style style:name="T14" style:family="text">
      <style:text-properties fo:language="ru" fo:country="RU" officeooo:rsid="0012c6b5"/>
    </style:style>
    <style:style style:name="T15" style:family="text">
      <style:text-properties fo:language="ru" fo:country="RU" officeooo:rsid="0013833d"/>
    </style:style>
    <style:style style:name="T16" style:family="text">
      <style:text-properties fo:language="ru" fo:country="RU" officeooo:rsid="0014611d"/>
    </style:style>
    <style:style style:name="T17" style:family="text">
      <style:text-properties fo:language="ru" fo:country="RU" officeooo:rsid="00154578"/>
    </style:style>
    <style:style style:name="T18" style:family="text">
      <style:text-properties fo:language="ru" fo:country="RU" officeooo:rsid="00176061"/>
    </style:style>
    <style:style style:name="T19" style:family="text">
      <style:text-properties fo:language="ru" fo:country="RU" officeooo:rsid="0018a059"/>
    </style:style>
    <style:style style:name="T20" style:family="text">
      <style:text-properties fo:language="ru" fo:country="RU" officeooo:rsid="001924f3"/>
    </style:style>
    <style:style style:name="T21" style:family="text">
      <style:text-properties fo:language="ru" fo:country="RU" officeooo:rsid="0019ecb9"/>
    </style:style>
    <style:style style:name="T22" style:family="text">
      <style:text-properties fo:language="ru" fo:country="RU" officeooo:rsid="001bc91c"/>
    </style:style>
    <style:style style:name="T23" style:family="text">
      <style:text-properties fo:language="ru" fo:country="RU" officeooo:rsid="005445cd"/>
    </style:style>
    <style:style style:name="T24" style:family="text">
      <style:text-properties fo:language="ru" fo:country="RU" officeooo:rsid="011401a4"/>
    </style:style>
    <style:style style:name="T25" style:family="text">
      <style:text-properties officeooo:rsid="000288b0"/>
    </style:style>
    <style:style style:name="T26" style:family="text">
      <style:text-properties officeooo:rsid="00043a82"/>
    </style:style>
    <style:style style:name="T27" style:family="text">
      <style:text-properties officeooo:rsid="00127278"/>
    </style:style>
    <style:style style:name="T28" style:family="text">
      <style:text-properties officeooo:rsid="0019ecb9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06d76cb"/>
    </style:style>
    <style:style style:name="T31" style:family="text">
      <style:text-properties fo:language="en" fo:country="US" officeooo:rsid="0071978c"/>
    </style:style>
    <style:style style:name="T32" style:family="text">
      <style:text-properties fo:language="en" fo:country="US" officeooo:rsid="0073c0e5"/>
    </style:style>
    <style:style style:name="T33" style:family="text">
      <style:text-properties fo:language="en" fo:country="US" officeooo:rsid="0074d5c5"/>
    </style:style>
    <style:style style:name="T34" style:family="text">
      <style:text-properties fo:language="en" fo:country="US" officeooo:rsid="007b315d"/>
    </style:style>
    <style:style style:name="T35" style:family="text">
      <style:text-properties fo:language="en" fo:country="US" officeooo:rsid="007ddc2c"/>
    </style:style>
    <style:style style:name="T36" style:family="text">
      <style:text-properties fo:language="en" fo:country="US" officeooo:rsid="0087ce0d"/>
    </style:style>
    <style:style style:name="T37" style:family="text">
      <style:text-properties fo:language="en" fo:country="US" officeooo:rsid="008c26de"/>
    </style:style>
    <style:style style:name="T38" style:family="text">
      <style:text-properties fo:language="en" fo:country="US" officeooo:rsid="00ad2223"/>
    </style:style>
    <style:style style:name="T39" style:family="text">
      <style:text-properties fo:language="en" fo:country="US" officeooo:rsid="00c3f9a9"/>
    </style:style>
    <style:style style:name="T40" style:family="text">
      <style:text-properties fo:language="en" fo:country="US" officeooo:rsid="00cb717f"/>
    </style:style>
    <style:style style:name="T41" style:family="text">
      <style:text-properties fo:language="en" fo:country="US" officeooo:rsid="00d133af"/>
    </style:style>
    <style:style style:name="T42" style:family="text">
      <style:text-properties fo:language="en" fo:country="US" officeooo:rsid="0091264a"/>
    </style:style>
    <style:style style:name="T43" style:family="text">
      <style:text-properties fo:language="en" fo:country="US" officeooo:rsid="00d22b9b"/>
    </style:style>
    <style:style style:name="T44" style:family="text">
      <style:text-properties fo:language="en" fo:country="US" officeooo:rsid="00eba9d3"/>
    </style:style>
    <style:style style:name="T45" style:family="text">
      <style:text-properties fo:language="en" fo:country="US" officeooo:rsid="00ec0d5e"/>
    </style:style>
    <style:style style:name="T46" style:family="text">
      <style:text-properties fo:language="en" fo:country="US" officeooo:rsid="00f2c92a"/>
    </style:style>
    <style:style style:name="T47" style:family="text">
      <style:text-properties fo:language="en" fo:country="US" officeooo:rsid="00fe28db"/>
    </style:style>
    <style:style style:name="T48" style:family="text">
      <style:text-properties fo:language="en" fo:country="US" officeooo:rsid="01035094"/>
    </style:style>
    <style:style style:name="T49" style:family="text">
      <style:text-properties fo:language="en" fo:country="US" officeooo:rsid="01036aa2"/>
    </style:style>
    <style:style style:name="T50" style:family="text">
      <style:text-properties officeooo:rsid="00289da2"/>
    </style:style>
    <style:style style:name="T51" style:family="text">
      <style:text-properties officeooo:rsid="0029c4ff"/>
    </style:style>
    <style:style style:name="T52" style:family="text">
      <style:text-properties officeooo:rsid="002a7480"/>
    </style:style>
    <style:style style:name="T53" style:family="text">
      <style:text-properties officeooo:rsid="00394da7"/>
    </style:style>
    <style:style style:name="T54" style:family="text">
      <style:text-properties officeooo:rsid="004249c7"/>
    </style:style>
    <style:style style:name="T55" style:family="text">
      <style:text-properties officeooo:rsid="0043631d"/>
    </style:style>
    <style:style style:name="T56" style:family="text">
      <style:text-properties officeooo:rsid="0046199d"/>
    </style:style>
    <style:style style:name="T57" style:family="text">
      <style:text-properties officeooo:rsid="005a9161"/>
    </style:style>
    <style:style style:name="T58" style:family="text">
      <style:text-properties officeooo:rsid="005dbc47"/>
    </style:style>
    <style:style style:name="T59" style:family="text">
      <style:text-properties officeooo:rsid="0063b696"/>
    </style:style>
    <style:style style:name="T60" style:family="text">
      <style:text-properties officeooo:rsid="006d76cb"/>
    </style:style>
    <style:style style:name="T61" style:family="text">
      <style:text-properties officeooo:rsid="0071978c"/>
    </style:style>
    <style:style style:name="T62" style:family="text">
      <style:text-properties officeooo:rsid="0073c0e5"/>
    </style:style>
    <style:style style:name="T63" style:family="text">
      <style:text-properties officeooo:rsid="0074d5c5"/>
    </style:style>
    <style:style style:name="T64" style:family="text">
      <style:text-properties officeooo:rsid="00780dfd"/>
    </style:style>
    <style:style style:name="T65" style:family="text">
      <style:text-properties fo:color="#000000"/>
    </style:style>
    <style:style style:name="T66" style:family="text">
      <style:text-properties fo:color="#000000" style:font-size-asian="15pt"/>
    </style:style>
    <style:style style:name="T67" style:family="text">
      <style:text-properties fo:color="#000000" officeooo:rsid="00780dfd" style:font-size-asian="15pt"/>
    </style:style>
    <style:style style:name="T68" style:family="text">
      <style:text-properties fo:color="#000000" officeooo:rsid="00448c29" style:font-size-asian="15pt"/>
    </style:style>
    <style:style style:name="T69" style:family="text">
      <style:text-properties fo:color="#000000" officeooo:rsid="00d4bd6b" style:font-size-asian="15pt"/>
    </style:style>
    <style:style style:name="T70" style:family="text">
      <style:text-properties fo:color="#000000" fo:language="en" fo:country="US"/>
    </style:style>
    <style:style style:name="T71" style:family="text">
      <style:text-properties fo:color="#000000" fo:language="en" fo:country="US" officeooo:rsid="007cc093" style:font-size-asian="15pt"/>
    </style:style>
    <style:style style:name="T72" style:family="text">
      <style:text-properties fo:color="#000000" officeooo:rsid="00780dfd"/>
    </style:style>
    <style:style style:name="T73" style:family="text">
      <style:text-properties fo:color="#000000" officeooo:rsid="00b93af7"/>
    </style:style>
    <style:style style:name="T74" style:family="text">
      <style:text-properties fo:color="#000000" officeooo:rsid="00ba093f"/>
    </style:style>
    <style:style style:name="T75" style:family="text">
      <style:text-properties officeooo:rsid="007b315d"/>
    </style:style>
    <style:style style:name="T76" style:family="text">
      <style:text-properties style:text-line-through-style="solid" style:text-line-through-type="single"/>
    </style:style>
    <style:style style:name="T77" style:family="text">
      <style:text-properties style:text-line-through-style="solid" style:text-line-through-type="single" officeooo:rsid="00e1fba9"/>
    </style:style>
    <style:style style:name="T78" style:family="text">
      <style:text-properties officeooo:rsid="009561a7"/>
    </style:style>
    <style:style style:name="T79" style:family="text">
      <style:text-properties fo:color="#a1467e"/>
    </style:style>
    <style:style style:name="T80" style:family="text">
      <style:text-properties fo:color="#a1467e" officeooo:rsid="003db2e0"/>
    </style:style>
    <style:style style:name="T81" style:family="text">
      <style:text-properties fo:color="#a1467e" officeooo:rsid="00422939"/>
    </style:style>
    <style:style style:name="T82" style:family="text">
      <style:text-properties fo:color="#a1467e" officeooo:rsid="005653c4"/>
    </style:style>
    <style:style style:name="T83" style:family="text">
      <style:text-properties fo:color="#a1467e" fo:language="en" fo:country="US" officeooo:rsid="005653c4"/>
    </style:style>
    <style:style style:name="T84" style:family="text">
      <style:text-properties fo:color="#a1467e" fo:language="en" fo:country="US" officeooo:rsid="00d22b9b"/>
    </style:style>
    <style:style style:name="T85" style:family="text">
      <style:text-properties fo:color="#a1467e" fo:language="en" fo:country="US" officeooo:rsid="00fb95f1"/>
    </style:style>
    <style:style style:name="T86" style:family="text">
      <style:text-properties fo:color="#a1467e" officeooo:rsid="003ab3b3"/>
    </style:style>
    <style:style style:name="T87" style:family="text">
      <style:text-properties fo:color="#a1467e" style:font-name="Liberation Mono" fo:font-size="15pt" fo:language="ru" fo:country="RU" style:text-underline-style="none" fo:font-weight="normal" officeooo:rsid="003c2356" style:font-size-asian="13.1000003814697pt" style:font-weight-asian="normal" style:font-size-complex="15pt" style:font-weight-complex="normal"/>
    </style:style>
    <style:style style:name="T88" style:family="text">
      <style:text-properties fo:color="#a1467e" style:font-name="Liberation Mono" fo:font-size="15pt" fo:language="ru" fo:country="RU" style:text-underline-style="none" fo:font-weight="normal" officeooo:rsid="003db2e0" style:font-size-asian="13.1000003814697pt" style:font-weight-asian="normal" style:font-size-complex="15pt" style:font-weight-complex="normal"/>
    </style:style>
    <style:style style:name="T89" style:family="text">
      <style:text-properties fo:color="#a1467e" style:font-name="Liberation Mono" fo:font-size="15pt" fo:language="ru" fo:country="RU" style:text-underline-style="none" fo:font-weight="normal" officeooo:rsid="00382e33" style:font-size-asian="13.1000003814697pt" style:font-weight-asian="normal" style:font-size-complex="15pt" style:font-weight-complex="normal"/>
    </style:style>
    <style:style style:name="T90" style:family="text">
      <style:text-properties fo:color="#a1467e" style:font-name="Liberation Mono" fo:font-size="15pt" fo:language="en" fo:country="US" style:text-underline-style="none" fo:font-weight="normal" officeooo:rsid="00d22b9b" style:font-size-asian="13.1000003814697pt" style:font-weight-asian="normal" style:font-size-complex="15pt" style:font-weight-complex="normal"/>
    </style:style>
    <style:style style:name="T91" style:family="text">
      <style:text-properties fo:color="#a1467e" officeooo:rsid="00eba9d3"/>
    </style:style>
    <style:style style:name="T92" style:family="text">
      <style:text-properties fo:color="#a1467e" fo:language="ru" fo:country="RU" style:text-underline-style="solid" style:text-underline-width="auto" style:text-underline-color="font-color"/>
    </style:style>
    <style:style style:name="T93" style:family="text">
      <style:text-properties fo:color="#77bc65" fo:language="en" fo:country="US" officeooo:rsid="0091264a"/>
    </style:style>
    <style:style style:name="T94" style:family="text">
      <style:text-properties fo:color="#77bc65" fo:language="en" fo:country="US" officeooo:rsid="008c26de"/>
    </style:style>
    <style:style style:name="T95" style:family="text">
      <style:text-properties fo:color="#77bc65" fo:language="en" fo:country="US" officeooo:rsid="0089c5af"/>
    </style:style>
    <style:style style:name="T96" style:family="text">
      <style:text-properties fo:color="#77bc65" fo:language="en" fo:country="US" officeooo:rsid="0087ce0d"/>
    </style:style>
    <style:style style:name="T97" style:family="text">
      <style:text-properties fo:color="#77bc65" fo:language="en" fo:country="US" officeooo:rsid="009ecd5f"/>
    </style:style>
    <style:style style:name="T98" style:family="text">
      <style:text-properties fo:color="#77bc65" fo:language="en" fo:country="US" officeooo:rsid="008b375e"/>
    </style:style>
    <style:style style:name="T99" style:family="text">
      <style:text-properties fo:color="#77bc65" fo:language="en" fo:country="US" officeooo:rsid="00a67b52"/>
    </style:style>
    <style:style style:name="T100" style:family="text">
      <style:text-properties fo:color="#77bc65" fo:language="en" fo:country="US" officeooo:rsid="00a89fd7"/>
    </style:style>
    <style:style style:name="T101" style:family="text">
      <style:text-properties fo:color="#77bc65" fo:language="en" fo:country="US" officeooo:rsid="00a8e495"/>
    </style:style>
    <style:style style:name="T102" style:family="text">
      <style:text-properties fo:color="#77bc65" fo:language="en" fo:country="US" officeooo:rsid="00fa6832"/>
    </style:style>
    <style:style style:name="T103" style:family="text">
      <style:text-properties fo:color="#77bc65" fo:language="en" fo:country="US" officeooo:rsid="00fb95f1"/>
    </style:style>
    <style:style style:name="T104" style:family="text">
      <style:text-properties fo:color="#77bc65" fo:language="en" fo:country="US" officeooo:rsid="00ffbcf5"/>
    </style:style>
    <style:style style:name="T105" style:family="text">
      <style:text-properties fo:color="#77bc65" fo:language="en" fo:country="US" officeooo:rsid="01056076"/>
    </style:style>
    <style:style style:name="T106" style:family="text">
      <style:text-properties fo:color="#77bc65" officeooo:rsid="003db2e0"/>
    </style:style>
    <style:style style:name="T107" style:family="text">
      <style:text-properties fo:color="#77bc65" style:font-name="Liberation Mono" fo:font-size="15pt" fo:language="en" fo:country="US" style:text-underline-style="none" fo:font-weight="normal" officeooo:rsid="008c26de" style:font-size-asian="13.1000003814697pt" style:font-weight-asian="normal" style:font-size-complex="15pt" style:font-weight-complex="normal"/>
    </style:style>
    <style:style style:name="T108" style:family="text">
      <style:text-properties fo:color="#77bc65" style:font-name="Liberation Mono" fo:font-size="15pt" fo:language="en" fo:country="US" style:text-underline-style="none" fo:font-weight="normal" officeooo:rsid="00a22569" style:font-size-asian="13.1000003814697pt" style:font-weight-asian="normal" style:font-size-complex="15pt" style:font-weight-complex="normal"/>
    </style:style>
    <style:style style:name="T109" style:family="text">
      <style:text-properties fo:color="#77bc65" style:font-name="Liberation Mono" fo:font-size="15pt" fo:language="en" fo:country="US" style:text-underline-style="none" fo:font-weight="normal" officeooo:rsid="008df987" style:font-size-asian="13.1000003814697pt" style:font-weight-asian="normal" style:font-size-complex="15pt" style:font-weight-complex="normal"/>
    </style:style>
    <style:style style:name="T110" style:family="text">
      <style:text-properties fo:color="#77bc65" style:font-name="Liberation Mono" fo:font-size="15pt" fo:language="en" fo:country="US" style:text-underline-style="none" fo:font-weight="normal" officeooo:rsid="00a28a35" style:font-size-asian="13.1000003814697pt" style:font-weight-asian="normal" style:font-size-complex="15pt" style:font-weight-complex="normal"/>
    </style:style>
    <style:style style:name="T111" style:family="text">
      <style:text-properties fo:color="#77bc65" style:font-name="Liberation Mono" fo:font-size="15pt" fo:language="en" fo:country="US" style:text-underline-style="none" fo:font-weight="normal" officeooo:rsid="00a4486b" style:font-size-asian="13.1000003814697pt" style:font-weight-asian="normal" style:font-size-complex="15pt" style:font-weight-complex="normal"/>
    </style:style>
    <style:style style:name="T112" style:family="text">
      <style:text-properties fo:color="#77bc65" style:font-name="Liberation Mono" fo:font-size="15pt" fo:language="ru" fo:country="RU" style:text-underline-style="none" fo:font-weight="normal" officeooo:rsid="003c2356" style:font-size-asian="13.1000003814697pt" style:font-weight-asian="normal" style:font-size-complex="15pt" style:font-weight-complex="normal"/>
    </style:style>
    <style:style style:name="T113" style:family="text">
      <style:text-properties fo:color="#77bc65" style:font-name="Liberation Mono" fo:font-size="15pt" fo:language="ru" fo:country="RU" style:text-underline-style="none" fo:font-weight="normal" officeooo:rsid="003db2e0" style:font-size-asian="13.1000003814697pt" style:font-weight-asian="normal" style:font-size-complex="15pt" style:font-weight-complex="normal"/>
    </style:style>
    <style:style style:name="T114" style:family="text">
      <style:text-properties fo:color="#77bc65" style:font-name="Consolas" fo:font-size="15pt" fo:language="en" fo:country="US" style:text-underline-style="none" officeooo:rsid="00a22569" fo:background-color="transparent" loext:char-shading-value="0" style:font-size-asian="15pt" style:font-size-complex="15pt"/>
    </style:style>
    <style:style style:name="T115" style:family="text">
      <style:text-properties fo:color="#77bc65" style:font-name="Consolas" fo:font-size="15pt" fo:language="en" fo:country="US" style:text-underline-style="none" officeooo:rsid="00a28a35" fo:background-color="transparent" loext:char-shading-value="0" style:font-size-asian="15pt" style:font-size-complex="15pt"/>
    </style:style>
    <style:style style:name="T116" style:family="text">
      <style:text-properties fo:color="#77bc65" style:font-name="Consolas" fo:font-size="15pt" style:text-underline-style="none" fo:background-color="transparent" loext:char-shading-value="0" style:font-size-asian="15pt" style:font-size-complex="15pt"/>
    </style:style>
    <style:style style:name="T117" style:family="text">
      <style:text-properties fo:color="#77bc65" fo:font-size="13pt" fo:language="en" fo:country="US" officeooo:rsid="008c26de" style:font-size-asian="13pt" style:font-size-complex="13pt"/>
    </style:style>
    <style:style style:name="T118" style:family="text">
      <style:text-properties fo:color="#77bc65" fo:font-size="13pt" fo:language="en" fo:country="US" officeooo:rsid="00a7501a" style:font-size-asian="13pt" style:font-size-complex="13pt"/>
    </style:style>
    <style:style style:name="T119" style:family="text">
      <style:text-properties fo:color="#77bc65" fo:font-size="13pt" fo:language="en" fo:country="US" officeooo:rsid="009b11cb" style:font-size-asian="13pt" style:font-size-complex="13pt"/>
    </style:style>
    <style:style style:name="T120" style:family="text">
      <style:text-properties fo:color="#77bc65" fo:font-size="13pt" fo:language="en" fo:country="US" officeooo:rsid="009b63bf" style:font-size-asian="13pt" style:font-size-complex="13pt"/>
    </style:style>
    <style:style style:name="T121" style:family="text">
      <style:text-properties fo:color="#77bc65" officeooo:rsid="00fb95f1"/>
    </style:style>
    <style:style style:name="T122" style:family="text">
      <style:text-properties style:font-name="Liberation Mono" fo:font-size="15pt" fo:language="ru" fo:country="RU" style:text-underline-style="none" fo:font-weight="normal" officeooo:rsid="00382e33" style:font-size-asian="13.1000003814697pt" style:font-weight-asian="normal" style:font-size-complex="15pt" style:font-weight-complex="normal"/>
    </style:style>
    <style:style style:name="T123" style:family="text">
      <style:text-properties officeooo:rsid="00aa527a"/>
    </style:style>
    <style:style style:name="T124" style:family="text">
      <style:text-properties officeooo:rsid="00ace859"/>
    </style:style>
    <style:style style:name="T125" style:family="text">
      <style:text-properties officeooo:rsid="00acf066"/>
    </style:style>
    <style:style style:name="T126" style:family="text">
      <style:text-properties officeooo:rsid="00ad2223"/>
    </style:style>
    <style:style style:name="T127" style:family="text">
      <style:text-properties officeooo:rsid="00aefe31"/>
    </style:style>
    <style:style style:name="T128" style:family="text">
      <style:text-properties officeooo:rsid="00b0294b"/>
    </style:style>
    <style:style style:name="T129" style:family="text">
      <style:text-properties officeooo:rsid="00b2adde"/>
    </style:style>
    <style:style style:name="T130" style:family="text">
      <style:text-properties officeooo:rsid="00b392c7"/>
    </style:style>
    <style:style style:name="T131" style:family="text">
      <style:text-properties officeooo:rsid="00b4b936"/>
    </style:style>
    <style:style style:name="T132" style:family="text">
      <style:text-properties officeooo:rsid="00b6584e"/>
    </style:style>
    <style:style style:name="T133" style:family="text">
      <style:text-properties officeooo:rsid="00bdf345"/>
    </style:style>
    <style:style style:name="T134" style:family="text">
      <style:text-properties officeooo:rsid="00c3f9a9"/>
    </style:style>
    <style:style style:name="T135" style:family="text">
      <style:text-properties officeooo:rsid="00c5e15b"/>
    </style:style>
    <style:style style:name="T136" style:family="text">
      <style:text-properties officeooo:rsid="00cb717f"/>
    </style:style>
    <style:style style:name="T137" style:family="text">
      <style:text-properties officeooo:rsid="00d133af"/>
    </style:style>
    <style:style style:name="T138" style:family="text">
      <style:text-properties officeooo:rsid="00850a13"/>
    </style:style>
    <style:style style:name="T139" style:family="text">
      <style:text-properties officeooo:rsid="00da1e5a"/>
    </style:style>
    <style:style style:name="T140" style:family="text">
      <style:text-properties officeooo:rsid="00dd9d70"/>
    </style:style>
    <style:style style:name="T141" style:family="text">
      <style:text-properties officeooo:rsid="00e1fba9"/>
    </style:style>
    <style:style style:name="T142" style:family="text">
      <style:text-properties officeooo:rsid="00eac6a1"/>
    </style:style>
    <style:style style:name="T143" style:family="text">
      <style:text-properties officeooo:rsid="00eba9d3"/>
    </style:style>
    <style:style style:name="T144" style:family="text">
      <style:text-properties officeooo:rsid="00ebf569"/>
    </style:style>
    <style:style style:name="T145" style:family="text">
      <style:text-properties officeooo:rsid="00edd2df"/>
    </style:style>
    <style:style style:name="T146" style:family="text">
      <style:text-properties officeooo:rsid="00ee2485"/>
    </style:style>
    <style:style style:name="T147" style:family="text">
      <style:text-properties officeooo:rsid="00ef9102"/>
    </style:style>
    <style:style style:name="T148" style:family="text">
      <style:text-properties officeooo:rsid="00f1fb54"/>
    </style:style>
    <style:style style:name="T149" style:family="text">
      <style:text-properties officeooo:rsid="00f2c92a"/>
    </style:style>
    <style:style style:name="T150" style:family="text">
      <style:text-properties officeooo:rsid="00f64183"/>
    </style:style>
    <style:style style:name="T151" style:family="text">
      <style:text-properties officeooo:rsid="00f802b4"/>
    </style:style>
    <style:style style:name="T152" style:family="text">
      <style:text-properties officeooo:rsid="01036aa2"/>
    </style:style>
    <style:style style:name="T153" style:family="text">
      <style:text-properties fo:background-color="#ff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4"><text:s/>MilleniumCraft</text:p>
      <text:p text:style-name="P4">Project</text:p>
      <text:p text:style-name="P2"/>
      <text:p text:style-name="P3">Описание</text:p>
      <text:p text:style-name="P3"/>
      <text:p text:style-name="P6">MilleniumCraft – <text:span text:style-name="T1">проект </text:span>minecraft, <text:span text:style-name="T2">в стиле видео-игры </text:span><text:span text:style-name="T25">Metro 2033(M33). </text:span><text:span text:style-name="T2">К элементам </text:span><text:span text:style-name="T25">(M33) </text:span><text:span text:style-name="T3">можно отнести небольшую стилистику игры (само метро, созданное на глаз создателя проекта). Вообще из игры </text:span><text:span text:style-name="T26">(M33) </text:span><text:span text:style-name="T3">будет взято только название и метро.</text:span></text:p>
      <text:p text:style-name="P13"/>
      <text:p text:style-name="P51"><text:span text:style-name="T3">Э</text:span><text:span text:style-name="T1">лементы проекта:</text:span></text:p>
      <text:p text:style-name="P52">- реализация фракций и разбиение чата. </text:p>
      <text:p text:style-name="P51"><text:span text:style-name="T1">- </text:span><text:span text:style-name="T5">реализация во фр</text:span><text:span text:style-name="T24">арен</text:span><text:span text:style-name="T5">акциях рангов и продвижение по «карьерной лестнице» непосредственно.</text:span></text:p>
      <text:p text:style-name="P51"><text:span text:style-name="T1">- магазины в виде </text:span>(NPC) <text:span text:style-name="T7">на каждой из базы.</text:span></text:p>
      <text:p text:style-name="P51">- CrackShot <text:span text:style-name="T1">для реализации оружия</text:span></text:p>
      <text:p text:style-name="P51"><text:span text:style-name="T1">- </text:span><text:span text:style-name="T4">обширное метро и «поверхность», где будут возобновляемые ресурсы, которые «лутаются».</text:span></text:p>
      <text:p text:style-name="P51"><text:span text:style-name="T4">- </text:span><text:span text:style-name="T5">различные мини-игры (</text:span><text:span text:style-name="T6">бои между членами одних фракций за приз, а так-же ставки на эти бои</text:span><text:span text:style-name="T7">; </text:span><text:span text:style-name="T8">моб-арена; паркур;</text:span><text:span text:style-name="T5">).</text:span></text:p>
      <text:p text:style-name="P51"><text:span text:style-name="T5">- </text:span><text:span text:style-name="T9">механизм захвата опорных точек, а так-же механизм выбора точек, на которых будет происходить появление после смерти.</text:span></text:p>
      <text:p text:style-name="P51"><text:span text:style-name="T9">- </text:span><text:span text:style-name="T10">работы ( авто-шахта</text:span></text:p>
      <text:p text:style-name="P53">- реализация связи между всеми игроками ( различные рации и др.(это реализуется за счет плагины, который позволяет выдавать игроками различные полномочия, когда они держать в руке определенный предмет)).</text:p>
      <text:p text:style-name="P51"><text:span text:style-name="T10">- </text:span><text:span text:style-name="T11">реализация разных гад</text:span><text:span text:style-name="T13">ж</text:span><text:span text:style-name="T11">етов, при нажатии на которые будет происходить что-то ( напр</text:span><text:span text:style-name="T12">., </text:span><text:span text:style-name="T11">открытие инвентаря ).</text:span></text:p>
      <text:p text:style-name="P51"><text:span text:style-name="T11">- </text:span><text:span text:style-name="T13">задания (убей </text:span><text:span text:style-name="T27">N </text:span><text:span text:style-name="T13">врагов за </text:span><text:span text:style-name="T27">N </text:span><text:span text:style-name="T13">время; принеси </text:span><text:span text:style-name="T27">SOMETHING; </text:span><text:span text:style-name="T14">и др.</text:span><text:span text:style-name="T13">).</text:span></text:p>
      <text:p text:style-name="P51"><text:span text:style-name="T11">- </text:span><text:span text:style-name="T15">имитация открытия и закрытия ворот, разделяющие туннели</text:span><text:span text:style-name="T16">, и средства их активации.</text:span></text:p>
      <text:p text:style-name="P51"><text:span text:style-name="T16">- </text:span><text:span text:style-name="T17">контроль появления мобов, </text:span><text:span text:style-name="T18">а так-же реализация механизма «нашествия» мобов </text:span><text:span text:style-name="T19">(мутантов)</text:span><text:span text:style-name="T18">.</text:span></text:p>
      <text:p text:style-name="P51"><text:span text:style-name="T17">- </text:span><text:span text:style-name="T20">реализация различных гаджетов (об этом позже)</text:span></text:p>
      <text:p text:style-name="P51"><text:span text:style-name="T20">- </text:span><text:span text:style-name="T21">реализация механизма </text:span><text:span text:style-name="T28">(PVP) </text:span><text:span text:style-name="T21">так, чтобы было запрещено выходить из игры при </text:span><text:span text:style-name="T28">(PVP), </text:span><text:span text:style-name="T21">определенное количество времени, после </text:span><text:span text:style-name="T22">его</text:span><text:span text:style-name="T21"> начала.</text:span></text:p>
      <text:p text:style-name="P14"/>
      <text:p text:style-name="P14"/>
      <text:p text:style-name="P41"/>
      <text:p text:style-name="P41"><text:soft-page-break/></text:p>
      <text:p text:style-name="P41"/>
      <text:p text:style-name="P12"><text:span text:style-name="T21">Т</text:span><text:span text:style-name="T1">ребуемый функционал от плагинов</text:span></text:p>
      <text:p text:style-name="P42"/>
      <text:p text:style-name="P15">Для реализации всех ранее перечисленных <text:span text:style-name="T148">элементов</text:span> проект<text:span text:style-name="T148">а</text:span> требуется ряд плагинов. Эти плагины можно разделить на два вида — плагины проекта ( те, что делаются для проекта и они часто будут зависимы друг от друга) и независимые плагины, функционал которых не зависит от текущего проекта.</text:p>
      <text:p text:style-name="P15"/>
      <text:p text:style-name="P16">Таблица плагинов и название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4">Имя</text:p>
          </table:table-cell>
          <table:table-cell table:style-name="Таблица1.B1" office:value-type="string">
            <text:p text:style-name="P114">Описание</text:p>
          </table:table-cell>
        </table:table-row>
        <table:table-row>
          <table:table-cell table:style-name="Таблица1.A2" office:value-type="string">
            <text:p text:style-name="P142">MFractions</text:p>
          </table:table-cell>
          <table:table-cell table:style-name="Таблица1.B2" office:value-type="string">
            <text:p text:style-name="P115">Плагин отвечает за фракции проекта. Полное описание фракций находится в главе фракций.</text:p>
          </table:table-cell>
        </table:table-row>
        <table:table-row>
          <table:table-cell table:style-name="Таблица1.A2" office:value-type="string">
            <text:p text:style-name="P133">MChat</text:p>
          </table:table-cell>
          <table:table-cell table:style-name="Таблица1.B2" office:value-type="string">
            <text:p text:style-name="P116">Плагин отвечает за чат проекта, разделяя его между фракциями, <text:span text:style-name="T51">а так-же за информирование игроков</text:span>. <text:span text:style-name="T50">Описание в главе про чат.</text:span></text:p>
          </table:table-cell>
        </table:table-row>
        <table:table-row>
          <table:table-cell table:style-name="Таблица1.A2" office:value-type="string">
            <text:p text:style-name="P134">MLoot</text:p>
          </table:table-cell>
          <table:table-cell table:style-name="Таблица1.B2" office:value-type="string">
            <text:p text:style-name="P117">Плагин отвечает за реализацию процесса «лутания», а в частности за генерацию определенных вещей в определенных местах. <text:span text:style-name="T52">Описание в главе лут. </text:span></text:p>
          </table:table-cell>
        </table:table-row>
        <table:table-row>
          <table:table-cell table:style-name="Таблица1.A2" office:value-type="string">
            <text:p text:style-name="P128">MMinigames</text:p>
          </table:table-cell>
          <table:table-cell table:style-name="Таблица1.B2" office:value-type="string">
            <text:p text:style-name="P118">Отвечает за реализацию и контроль мини-игр проекта. Описывается в главе Мини-игры.</text:p>
          </table:table-cell>
        </table:table-row>
        <table:table-row>
          <table:table-cell table:style-name="Таблица1.A2" office:value-type="string">
            <text:p text:style-name="P135">MPoints</text:p>
          </table:table-cell>
          <table:table-cell table:style-name="Таблица1.B2" office:value-type="string">
            <text:p text:style-name="P119">Отвечает за механизм захвата точек, а так-же выбор точек появления из списка захваченных.</text:p>
            <text:p text:style-name="P119">Описывается в главе Контрольные точки.</text:p>
          </table:table-cell>
        </table:table-row>
        <table:table-row>
          <table:table-cell table:style-name="Таблица1.A2" office:value-type="string">
            <text:p text:style-name="P129">MJobs</text:p>
          </table:table-cell>
          <table:table-cell table:style-name="Таблица1.B2" office:value-type="string">
            <text:p text:style-name="P120">Отвечает за работы режима. Описываются в отведенной главе.</text:p>
          </table:table-cell>
        </table:table-row>
        <table:table-row>
          <table:table-cell table:style-name="Таблица1.A2" office:value-type="string">
            <text:p text:style-name="P130">MTasks</text:p>
          </table:table-cell>
          <table:table-cell table:style-name="Таблица1.B2" office:value-type="string">
            <text:p text:style-name="P121">Отвечает за задания режима.</text:p>
          </table:table-cell>
        </table:table-row>
        <table:table-row>
          <table:table-cell table:style-name="Таблица1.A2" office:value-type="string">
            <text:p text:style-name="P136">MMutants</text:p>
          </table:table-cell>
          <table:table-cell table:style-name="Таблица1.B2" office:value-type="string">
            <text:p text:style-name="P121">Отвечает за появление мобов<text:span text:style-name="T29">, </text:span>а так-же их поведение.</text:p>
          </table:table-cell>
        </table:table-row>
        <table:table-row>
          <table:table-cell table:style-name="Таблица1.A2" office:value-type="string">
            <text:p text:style-name="P137">MInventories</text:p>
          </table:table-cell>
          <table:table-cell table:style-name="Таблица1.B2" office:value-type="string">
            <text:p text:style-name="P122">Отвечает за графические интерфейсы проекта (меню и др).</text:p>
          </table:table-cell>
        </table:table-row>
        <text:soft-page-break/>
        <table:table-row>
          <table:table-cell table:style-name="Таблица1.A2" office:value-type="string">
            <text:p text:style-name="P138">DGates</text:p>
          </table:table-cell>
          <table:table-cell table:style-name="Таблица1.B2" office:value-type="string">
            <text:p text:style-name="P123">Отвечает за реализацию ворот.</text:p>
          </table:table-cell>
        </table:table-row>
        <table:table-row table:style-name="Таблица1.12">
          <table:table-cell table:style-name="Таблица1.A2" office:value-type="string">
            <text:p text:style-name="P131">DPvPController</text:p>
          </table:table-cell>
          <table:table-cell table:style-name="Таблица1.B2" office:value-type="string">
            <text:p text:style-name="P123">Отвечает за контроль сражений между игроками, чтобы они не нарушали правила сражений ( лив и др.).</text:p>
          </table:table-cell>
        </table:table-row>
        <table:table-row table:style-name="Таблица1.12">
          <table:table-cell table:style-name="Таблица1.A2" office:value-type="string">
            <text:p text:style-name="P141">DGadgets</text:p>
          </table:table-cell>
          <table:table-cell table:style-name="Таблица1.B2" office:value-type="string">
            <text:p text:style-name="P124">Реализация различных гаджетов.</text:p>
          </table:table-cell>
        </table:table-row>
        <table:table-row table:style-name="Таблица1.12">
          <table:table-cell table:style-name="Таблица1.A2" office:value-type="string">
            <text:p text:style-name="P132">DProperty</text:p>
          </table:table-cell>
          <table:table-cell table:style-name="Таблица1.B2" office:value-type="string">
            <text:p text:style-name="P125">Отвечает за возможность создания и покупки имущества ( в основном это здания (коробки)).</text:p>
          </table:table-cell>
        </table:table-row>
        <table:table-row table:style-name="Таблица1.12">
          <table:table-cell table:style-name="Таблица1.A2" office:value-type="string">
            <text:p text:style-name="P139">NPCShop</text:p>
          </table:table-cell>
          <table:table-cell table:style-name="Таблица1.B2" office:value-type="string">
            <text:p text:style-name="P126">Реализация игрового магазина при помощи <text:span text:style-name="T29">NPC.</text:span></text:p>
          </table:table-cell>
        </table:table-row>
        <table:table-row table:style-name="Таблица1.12">
          <table:table-cell table:style-name="Таблица1.A2" office:value-type="string">
            <text:p text:style-name="P140">MRanks</text:p>
          </table:table-cell>
          <table:table-cell table:style-name="Таблица1.B2" office:value-type="string">
            <text:p text:style-name="P127">Отвечает за реализацию ранков игрока.</text:p>
          </table:table-cell>
        </table:table-row>
      </table:table>
      <text:p text:style-name="P16"/>
      <text:p text:style-name="P108">Глава 1</text:p>
      <text:p text:style-name="P55">Фракции</text:p>
      <text:p text:style-name="P54">Описание</text:p>
      <text:p text:style-name="P43"/>
      <text:p text:style-name="P56">Данная глава отвечает за полное описание плагина фракций (<text:span text:style-name="T29">MFractions) </text:span>для данного проекта.</text:p>
      <text:p text:style-name="P56"/>
      <text:p text:style-name="P57">Коротко о плагине. Плагин <text:span text:style-name="T29">(MFractions) </text:span>отвечает за механизм определения игроков в отдельные группы. Каждая из групп имеет свою точку появления, свой набор прав, название и др.. Так-же, задача плагина — хранить <text:span text:style-name="T53">информацию о каждом игроке и фракции, к которой он принадлежит.</text:span></text:p>
      <text:p text:style-name="P17"/>
      <text:p text:style-name="P18"><text:reference-mark-start text:name="Темы главы"/><text:span text:style-name="T153">Темы главы</text:span><text:reference-mark-end text:name="Темы главы"/>:</text:p>
      <text:p text:style-name="P11"><text:span text:style-name="T86">-</text:span><text:span text:style-name="T79">1 </text:span><text:span text:style-name="T92"><text:reference-ref text:reference-format="text" text:ref-name="Команды и права">Команды и права 1</text:reference-ref></text:span></text:p>
      <text:p text:style-name="P21"><text:span text:style-name="T96"><text:s text:c="2"/>(</text:span><text:span text:style-name="T98">manager </text:span><text:span text:style-name="T96">1 </text:span><text:span text:style-name="T101">{Commands} →</text:span><text:span text:style-name="T105"> manager 4</text:span><text:span text:style-name="T96">)</text:span></text:p>
      <text:p text:style-name="P20"><text:span text:style-name="T79">-</text:span><text:span text:style-name="T84">2</text:span> <text:span text:style-name="T86">хранение информации данных игрока</text:span></text:p>
      <text:p text:style-name="P20"><text:span text:style-name="T36"><text:s text:c="2"/></text:span><text:span text:style-name="T96">(</text:span><text:span text:style-name="T95">manager 4 </text:span><text:span text:style-name="T97">{DB Players}</text:span><text:span text:style-name="T96">)</text:span></text:p>
      <text:p text:style-name="P21"><text:span text:style-name="T79">-</text:span><text:span text:style-name="T84">3</text:span> <text:span text:style-name="T81">счёт и фракция игрока</text:span></text:p>
      <text:p text:style-name="P21"><text:span text:style-name="T95"><text:s text:c="2"/>(type 5, manager 4 </text:span><text:span text:style-name="T99">{FractionPlayer}</text:span><text:span text:style-name="T95">)</text:span></text:p>
      <text:p text:style-name="P21"><text:span text:style-name="T79">-</text:span><text:span text:style-name="T84">4</text:span> <text:span text:style-name="T80">конфигурации плагина</text:span></text:p>
      <text:p text:style-name="P21"><text:span text:style-name="T106"><text:s text:c="2"/>(</text:span><text:span text:style-name="T94">manager 1 </text:span><text:span text:style-name="T100">{Constructor}</text:span><text:span text:style-name="T106">)</text:span></text:p>
      <text:p text:style-name="P58"><text:span text:style-name="T89">-</text:span><text:span text:style-name="T90">5</text:span><text:span text:style-name="T122"> </text:span><text:span text:style-name="T87">взаимодействие членов фракций</text:span></text:p>
      <text:p text:style-name="P58"><text:span text:style-name="T112"><text:s text:c="2"/></text:span><text:span text:style-name="T107">(manager 6</text:span><text:span text:style-name="T108">{</text:span><text:span text:style-name="T114">PlayersInteraction</text:span><text:span text:style-name="T108">}</text:span><text:span text:style-name="T107"> →</text:span><text:span text:style-name="T109"> 4</text:span><text:span text:style-name="T107">)</text:span></text:p>
      <text:p text:style-name="P19"><text:span text:style-name="T79">-</text:span><text:span text:style-name="T84">6</text:span> <text:span text:style-name="T80">точки появления игрока</text:span></text:p>
      <text:p text:style-name="P22"><text:span text:style-name="T37"><text:s text:c="2"/></text:span><text:span text:style-name="T117">(type 3, manager </text:span><text:span text:style-name="T118">6 {Player Spawning} → </text:span><text:span text:style-name="T117">4 </text:span><text:span text:style-name="T119">{Fr</text:span><text:span text:style-name="T120">action</text:span><text:span text:style-name="T119">Player}</text:span><text:span text:style-name="T117">)</text:span></text:p>
      <text:p text:style-name="P59"><text:span text:style-name="T89">-</text:span><text:span text:style-name="T90">7</text:span><text:span text:style-name="T122"> </text:span><text:span text:style-name="T88">дефоултная фракция</text:span></text:p>
      <text:p text:style-name="P59"><text:span text:style-name="T113"><text:s text:c="2"/></text:span><text:span text:style-name="T107">(manager </text:span><text:span text:style-name="T109">6 </text:span><text:span text:style-name="T110">{</text:span><text:span text:style-name="T115">Player Joining/</text:span><text:span text:style-name="T116">Quit</text:span><text:span text:style-name="T110">}</text:span><text:span text:style-name="T109"> → 4 </text:span><text:span text:style-name="T111">{DB Players}</text:span><text:span text:style-name="T107">)</text:span></text:p>
      <text:p text:style-name="P98"><text:span text:style-name="T42">-</text:span><text:span text:style-name="T43">8</text:span><text:span text:style-name="T42"> </text:span>Права игроков </text:p>
      <text:p text:style-name="P99"><text:s text:c="2"/>(manager 4 {Permissions})</text:p>
      <text:p text:style-name="P18"><text:span text:style-name="T79">-</text:span><text:span text:style-name="T84">9</text:span> <text:span text:style-name="T82">средства</text:span><text:span text:style-name="T83">, </text:span><text:span text:style-name="T82">которые плагин использует</text:span><text:span text:style-name="T93">(-).</text:span></text:p>
      <text:p text:style-name="P106"><text:reference-mark-start text:name="Команды и права"/>Команды и права 1<text:reference-mark-end text:name="Команды и права"/></text:p>
      <text:p text:style-name="P23"><text:s/></text:p>
      <text:p text:style-name="P23">Плагин реализует следующие команды, по данным правам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145">mfractions.access</text:p>
          </table:table-cell>
          <table:covered-table-cell/>
        </table:table-row>
        <table:table-row>
          <table:table-cell table:style-name="Таблица2.A2" office:value-type="string">
            <text:p text:style-name="P147">Команда</text:p>
          </table:table-cell>
          <table:table-cell table:style-name="Таблица2.B2" office:value-type="string">
            <text:p text:style-name="P147">Описание</text:p>
          </table:table-cell>
        </table:table-row>
        <table:table-row>
          <table:table-cell table:style-name="Таблица2.A3" office:value-type="string">
            <text:p text:style-name="P169">fractions list</text:p>
          </table:table-cell>
          <table:table-cell table:style-name="Таблица2.B3" office:value-type="string">
            <text:p text:style-name="P165">Весь список фракций</text:p>
          </table:table-cell>
        </table:table-row>
        <table:table-row>
          <table:table-cell table:style-name="Таблица2.A3" office:value-type="string">
            <text:p text:style-name="P163">fractions join &lt;<text:span text:style-name="T75">id</text:span>&gt;</text:p>
          </table:table-cell>
          <table:table-cell table:style-name="Таблица2.B3" office:value-type="string">
            <text:p text:style-name="P166">Присоединиться к фракции по <text:span text:style-name="T34">id</text:span><text:span text:style-name="T29">. </text:span><text:span text:style-name="T54">При этом весь счёт игрока аннулируется.</text:span></text:p>
          </table:table-cell>
        </table:table-row>
        <table:table-row>
          <table:table-cell table:style-name="Таблица2.A3" office:value-type="string">
            <text:p text:style-name="P163"/>
          </table:table-cell>
          <table:table-cell table:style-name="Таблица2.B3" office:value-type="string">
            <text:p text:style-name="P166"/>
          </table:table-cell>
        </table:table-row>
      </table:table>
      <text:p text:style-name="P24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table:number-columns-spanned="2" office:value-type="string">
            <text:p text:style-name="P146">mfractions.<text:span text:style-name="T55">admin</text:span></text:p>
          </table:table-cell>
          <table:covered-table-cell/>
        </table:table-row>
        <table:table-row>
          <table:table-cell table:style-name="Таблица3.A2" office:value-type="string">
            <text:p text:style-name="P148">Команда</text:p>
          </table:table-cell>
          <table:table-cell table:style-name="Таблица3.B2" office:value-type="string">
            <text:p text:style-name="P148">Описание</text:p>
          </table:table-cell>
        </table:table-row>
        <table:table-row>
          <table:table-cell table:style-name="Таблица3.A3" office:value-type="string">
            <text:p text:style-name="P170">fractions <text:span text:style-name="T55">reload [full]</text:span></text:p>
          </table:table-cell>
          <table:table-cell table:style-name="Таблица3.B3" office:value-type="string">
            <text:p text:style-name="P167">Перезапуск плагина. <text:span text:style-name="T126">Если указать </text:span><text:span text:style-name="T38">full, </text:span><text:span text:style-name="T126">то точки </text:span><text:span text:style-name="T38">(Point) </text:span><text:span text:style-name="T126">созданные через </text:span><text:span text:style-name="T38">API </text:span><text:span text:style-name="T126">будут удалены.</text:span></text:p>
          </table:table-cell>
        </table:table-row>
        <table:table-row>
          <table:table-cell table:style-name="Таблица3.A3" office:value-type="string">
            <text:p text:style-name="P164">fractions set &lt;playerName&gt; &lt;<text:span text:style-name="T75">fractionID</text:span>&gt;</text:p>
          </table:table-cell>
          <table:table-cell table:style-name="Таблица3.B3" office:value-type="string">
            <text:p text:style-name="P168">Устанавливает игрока под именем (<text:span text:style-name="T29">playerName) </text:span>во фракцию с именем (<text:span text:style-name="T75">f</text:span><text:span text:style-name="T34">ractionID</text:span><text:span text:style-name="T29">).</text:span></text:p>
          </table:table-cell>
        </table:table-row>
        <table:table-row>
          <table:table-cell table:style-name="Таблица3.A3" office:value-type="string">
            <text:p text:style-name="P164"/>
          </table:table-cell>
          <table:table-cell table:style-name="Таблица3.B3" office:value-type="string">
            <text:p text:style-name="P168"/>
          </table:table-cell>
        </table:table-row>
        <table:table-row>
          <table:table-cell table:style-name="Таблица3.A3" office:value-type="string">
            <text:p text:style-name="P164"/>
          </table:table-cell>
          <table:table-cell table:style-name="Таблица3.B3" office:value-type="string">
            <text:p text:style-name="P168"/>
          </table:table-cell>
        </table:table-row>
      </table:table>
      <text:p text:style-name="P5"/>
      <text:p text:style-name="P100">хранение <text:span text:style-name="T78">данных</text:span> игрока <text:span text:style-name="T43">2</text:span></text:p>
      <text:p text:style-name="P44"/>
      <text:p text:style-name="P25">Такая информация, как фракция игрока, его счёт <text:span text:style-name="T76">и точка появления</text:span> хранится в (<text:span text:style-name="T29">SQLite) </text:span>бд, <text:span text:style-name="T56">в директории конфигураций плагина.</text:span></text:p>
      <text:p text:style-name="P25"/>
      <text:p text:style-name="P25"/>
      <text:p text:style-name="P26">Таблица бд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table:number-columns-spanned="3" office:value-type="string">
            <text:p text:style-name="P144">Players</text:p>
          </table:table-cell>
          <table:covered-table-cell/>
          <table:covered-table-cell/>
        </table:table-row>
        <table:table-row>
          <table:table-cell table:style-name="Таблица4.A2" office:value-type="string">
            <text:p text:style-name="P143">PlayerName</text:p>
            <text:p text:style-name="P143">(String)</text:p>
          </table:table-cell>
          <table:table-cell table:style-name="Таблица4.A2" office:value-type="string">
            <text:p text:style-name="P143">FractionID</text:p>
            <text:p text:style-name="P143">(Integer)</text:p>
          </table:table-cell>
          <table:table-cell table:style-name="Таблица4.C2" office:value-type="string">
            <text:p text:style-name="P143">PlayerScore</text:p>
            <text:p text:style-name="P143">(Integer)</text:p>
          </table:table-cell>
        </table:table-row>
      </table:table>
      <text:p text:style-name="P26"/>
      <text:p text:style-name="P7">PlayerName – <text:span text:style-name="T1">имя игрока.</text:span></text:p>
      <text:p text:style-name="P194">FractionID – ID <text:span text:style-name="T1">номер фракции, к которой игрок принадлежит.</text:span></text:p>
      <text:p text:style-name="P195">PlayerScore – <text:span text:style-name="T1">счёт игрока.</text:span></text:p>
      <text:p text:style-name="P30"/>
      <text:p text:style-name="P101">Счёт игрока <text:span text:style-name="T78">и фракция игрока </text:span><text:span text:style-name="T43">3</text:span></text:p>
      <text:p text:style-name="P48"/>
      <text:p text:style-name="P8"><text:span text:style-name="T1">Счёт игрока определяет его ранг. За убийства члена другой фракции счёт увеличивается на 1, а за убийство члена своей фракции (если </text:span>ff <text:span text:style-name="T1">включён), уменьшается на </text:span>1<text:span text:style-name="T1">, вплоть до нуля.</text:span></text:p>
      <text:p text:style-name="P31"/>
      <text:p text:style-name="P9"><text:span text:style-name="T1">Данный плагин начисляет счёт игроку лишь за убийство других игроков, но посредством </text:span>API <text:span text:style-name="T1">плагина можно реализовывать новые возможности, например, захват точек за которые тоже будет даваться счёт. </text:span><text:span text:style-name="T23">Так-же плагин не отвечает за ранг игрока, другими словами, для данного плагина счёт игрока это всего-лишь цифры, не дающие игроку никаких полномочий.</text:span></text:p>
      <text:p text:style-name="P32"/>
      <text:p text:style-name="P10"><text:span text:style-name="T23">П</text:span><text:span text:style-name="T1">ри переходе из одной фракции в другую счёт игрока полностью обнуляется.</text:span></text:p>
      <text:p text:style-name="P102">Конфигурации плагина <text:span text:style-name="T43">4</text:span></text:p>
      <text:p text:style-name="P27">Карта файла конфигураций плагина:</text:p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149">Fractions:</text:p>
            <text:p text:style-name="P149"><text:s text:c="4"/>FractionName:</text:p>
            <text:p text:style-name="P149"><text:s text:c="6"/>Name: “<text:span text:style-name="T1">Дефоулт фракция</text:span>”</text:p>
            <text:p text:style-name="P149"><text:s text:c="6"/>ID: 0</text:p>
            <text:p text:style-name="P149"><text:s text:c="6"/>PermissionGroups: “groupName1|grupName2…|grNmN”</text:p>
            <text:p text:style-name="P149"><text:s text:c="6"/><text:span text:style-name="T57">SpawnPoint: “worldName:x:y:z|yaw:pitch|ID”</text:span></text:p>
            <text:p text:style-name="P152"/>
            <text:p text:style-name="P149"/>
            <text:p text:style-name="P150">GeneralOptions:</text:p>
            <text:p text:style-name="P150"><text:s text:c="2"/>FriendlyFire: <text:span text:style-name="T58">true/false</text:span></text:p>
            <text:p text:style-name="P151"><text:s text:c="2"/><text:span text:style-name="T138">DefaultPermGroupsForEachPlayer:</text:span></text:p>
            <text:p text:style-name="P151"><text:s text:c="2"/>- “<text:span text:style-name="T139">player</text:span>”</text:p>
            <text:p text:style-name="P151"><text:s text:c="2"/>- “<text:span text:style-name="T139">building</text:span>”</text:p>
            <text:p text:style-name="P151"/>
            <text:p text:style-name="P151"/>
            <text:p text:style-name="P154">Text:</text:p>
            <text:p text:style-name="P154"><text:s text:c="2"/><text:span text:style-name="T129">MFractions: “This is MFractions!”</text:span></text:p>
            <text:p text:style-name="P154"><text:s text:c="2"/><text:span text:style-name="T130">WrongCommand: “Command typed wrong!”</text:span></text:p>
            <text:p text:style-name="P155"><text:s text:c="2"/><text:span text:style-name="T128">ConsoleCant: “Only players can perform this</text:span></text:p>
            <text:p text:style-name="P156"><text:s text:c="16"/>command!”</text:p>
            <text:p text:style-name="P157"><text:s text:c="2"/><text:span text:style-name="T131">HaveNoPerms: “You have you permissions to do that </text:span></text:p>
            <text:p text:style-name="P159"><text:s text:c="15"/>command!”</text:p>
            <text:p text:style-name="P153"><text:s text:c="2"/><text:span text:style-name="T123">FractionsList: “Here is a list of all available </text:span></text:p>
            <text:p text:style-name="P158"><text:s text:c="18"/>fractions!”</text:p>
            <text:p text:style-name="P153"><text:s text:c="2"/><text:span text:style-name="T124">FractionNoExists: “Such fraction doesn’t exist”</text:span></text:p>
            <text:p text:style-name="P153"><text:s text:c="2"/><text:span text:style-name="T125">SameFraction: “you are already in this fraction”</text:span></text:p>
            <text:p text:style-name="P153"><text:s text:c="2"/><text:span text:style-name="T127">SameFractionA: “player already in this fraction”</text:span></text:p>
            <text:p text:style-name="P153"><text:s text:c="2"/><text:span text:style-name="T128">FractionAssigned: “Fraction has been assigned”</text:span></text:p>
            <text:p text:style-name="P160"><text:s text:c="2"/>JoinFractionForm: “Use /mf join &lt;frID&gt;”</text:p>
            <text:p text:style-name="P161"><text:s text:c="2"/><text:span text:style-name="T132">KillingMessage: “You have killed: %s and you had</text:span></text:p>
            <text:p text:style-name="P162"><text:s text:c="19"/>got 1 score!”</text:p>
          </table:table-cell>
        </table:table-row>
      </table:table>
      <text:p text:style-name="P27"/>
      <text:p text:style-name="P103">Взаимодействие членов фракций<text:span text:style-name="T43"> 5</text:span></text:p>
      <text:p text:style-name="P45"/>
      <text:p text:style-name="P28">Если включен режим (<text:span text:style-name="T29">FriendlyFire), </text:span>то между всему игроками есть <text:span text:style-name="T29">PVP, </text:span>а если же он выключен, то <text:span text:style-name="T29">PVP </text:span>есть только между игроками <text:span text:style-name="T59">отличных друг от друга фракций.</text:span></text:p>
      <text:p text:style-name="P28"/>
      <text:p text:style-name="P29">Т.к. проект связан с плагином (<text:span text:style-name="T29">CrackShot), </text:span>данный плагин так-же реализует события (<text:span text:style-name="T29">CrackShot) </text:span>плагина на дамаг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7">Точки появления игроков <text:span text:style-name="T43">6</text:span></text:p>
      <text:p text:style-name="P33"/>
      <text:p text:style-name="P34">В данном плагине точки появления игроков представляются определенным классом. <text:span text:style-name="T60">Каждая точка имеет свой </text:span><text:span text:style-name="T30">(ID), </text:span><text:span text:style-name="T60">устанавливаемый через конфигурации. После смерти игрок появится на той точке, которая установлена у него в бд. По умолчанию точка всегда равна точке фракции, в которой находится игрок, и может быть изменена только через </text:span><text:span text:style-name="T31">API </text:span><text:span text:style-name="T61">плагина. Новые точки появления так-же задаются через </text:span><text:span text:style-name="T32">API </text:span><text:span text:style-name="T62">плагина.</text:span></text:p>
      <text:p text:style-name="P34"/>
      <text:p text:style-name="P34"/>
      <text:p text:style-name="P34"/>
      <text:p text:style-name="P49">Дефоултная фракция <text:span text:style-name="T43">7</text:span></text:p>
      <text:p text:style-name="P46"/>
      <text:p text:style-name="P35">Когда игрок первый раз заходит на сервер происходит добавление его в бд. <text:span text:style-name="T63">Данному игроку устанавливается в столбец (</text:span><text:span text:style-name="T33">FractionID) </text:span><text:span text:style-name="T63">значение (0). По умолчанию, фракция с </text:span><text:span text:style-name="T33">ID (0) </text:span><text:span text:style-name="T63">является дефоултной и в нее нельзя </text:span><text:soft-page-break/><text:span text:style-name="T63">перейти обратно, после перехода из неё в другую фракцию. Игрок в данной фракции получает сообщения о том, что ему надо выбрать фракцию, нажав на ПКМ на вещь в инвентаре, или ввести команду.</text:span></text:p>
      <text:p text:style-name="P35"/>
      <text:p text:style-name="P38">При выборе или смене фракции через команду <text:span text:style-name="T29">(fractions join &lt;fraction</text:span><text:span text:style-name="T35">ID</text:span><text:span text:style-name="T29">&gt;) </text:span>у игрока аннулируется его счёт и он появляется на базе новой фракции. <text:span text:style-name="T64">Это касается и команды </text:span><text:span text:style-name="T67">(</text:span><text:span text:style-name="T68">fractions set &lt;playerName&gt; &lt;fraction</text:span><text:span text:style-name="T71">ID</text:span><text:span text:style-name="T68">&gt;</text:span><text:span text:style-name="T67">).</text:span></text:p>
      <text:p text:style-name="P76"/>
      <text:p text:style-name="P76"/>
      <text:p text:style-name="P76"/>
      <text:p text:style-name="P105"><text:span text:style-name="T67">П</text:span><text:span text:style-name="T66">рава игроков 8</text:span></text:p>
      <text:p text:style-name="P65"/>
      <text:p text:style-name="P77">Данный плагин хранит информацию о двух видах групп игрока:</text:p>
      <text:p text:style-name="P77">- дефоультные группы прав, которые не зависят от фракции игрока и имеются у каждого игрока.</text:p>
      <text:p text:style-name="P39"><text:span text:style-name="T66">- </text:span><text:span text:style-name="T69">группы прав фракции, которые применяются игроку в зависимости от фракции игрока.</text:span></text:p>
      <text:p text:style-name="P78"/>
      <text:p text:style-name="P78"/>
      <text:p text:style-name="P40"><text:span text:style-name="T69">К</text:span><text:span text:style-name="T66">огда игрок меняет фракцию или первый раз входит на сервер, то ему устанавливаются дефоултные группы прав и права, принадлежащие его новой фракции. Все эти группы прав расположены в конфигурации плагина.</text:span></text:p>
      <text:p text:style-name="P107"><text:span text:style-name="T72">Г</text:span><text:span text:style-name="T65">лава 2</text:span></text:p>
      <text:p text:style-name="P50"><text:span text:style-name="T65">Плагин </text:span><text:span text:style-name="T70">MChat</text:span></text:p>
      <text:p text:style-name="P60">Описание</text:p>
      <text:p text:style-name="P60"/>
      <text:p text:style-name="P66">Данный плагин отвечает за контроль чата. Он вводит несколько видов чата, доступ к которым происходит по наличию прав у игрока. Помимо этого, т.к. этот плагин проекта, он добавляет членам чата имя, их фракцию, и привилегию.</text:p>
      <text:p text:style-name="P66"/>
      <text:p text:style-name="P66"/>
      <text:p text:style-name="P66">Темы главы:</text:p>
      <text:p text:style-name="P36"><text:span text:style-name="T65">-</text:span><text:span text:style-name="T73">1 разделение чата.</text:span></text:p>
      <text:p text:style-name="P67">-2 права и команды плагина.</text:p>
      <text:p text:style-name="P67">-3 Файл конфигураций плагина.</text:p>
      <text:p text:style-name="P37"><text:span text:style-name="T73">-</text:span><text:span text:style-name="T74">4 Префиксы.</text:span></text:p>
      <text:p text:style-name="P104"><text:span text:style-name="T74">Р</text:span><text:span text:style-name="T65">азделение чата 1</text:span></text:p>
      <text:p text:style-name="P61"/>
      <text:p text:style-name="P68">Данный проект должен разделять чат игроков на командный, локальный и глобальный. Доступ к каждому из чата происходит через права игрока.</text:p>
      <text:p text:style-name="P68"/>
      <text:p text:style-name="P69">Виды чата:</text:p>
      <text:p text:style-name="P69">- командный — глобальный чат, который видят только члены одной фракции.</text:p>
      <text:p text:style-name="P69">- локальный — чат, который виден всем в пределах определенного расстояния.</text:p>
      <text:p text:style-name="P69">- глобальный — чат, который виден всем игрокам сервера.</text:p>
      <text:p text:style-name="P69"/>
      <text:p text:style-name="P69"/>
      <text:p text:style-name="P69"/>
      <text:p text:style-name="P69">Помимо этого, доступ на «прослушивание» одного из чата происходит так-же по определенным правам.</text:p>
      <text:p text:style-name="P109">Права и команды плагина 2</text:p>
      <text:p text:style-name="P62"/>
      <text:p text:style-name="P70">Список прав, дающих доступ игрока к чату: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72">Право</text:p>
          </table:table-cell>
          <table:table-cell table:style-name="Таблица6.B1" office:value-type="string">
            <text:p text:style-name="P172">Описание</text:p>
          </table:table-cell>
        </table:table-row>
        <table:table-row>
          <table:table-cell table:style-name="Таблица6.A2" office:value-type="string">
            <text:p text:style-name="P171">mchat.access</text:p>
          </table:table-cell>
          <table:table-cell table:style-name="Таблица6.B2" office:value-type="string">
            <text:p text:style-name="P173">Разрешает игроку пользовательский доступ к плагину. <text:span text:style-name="T135">Без него последующие права будут недействительны.</text:span></text:p>
          </table:table-cell>
        </table:table-row>
        <table:table-row>
          <table:table-cell table:style-name="Таблица6.A2" office:value-type="string">
            <text:p text:style-name="P171">mchat.local</text:p>
          </table:table-cell>
          <table:table-cell table:style-name="Таблица6.B2" office:value-type="string">
            <text:p text:style-name="P173">Весь чат игрока будет выведен в локальный чат. Так-же это право нужно для получения сообщений локального чата.</text:p>
          </table:table-cell>
        </table:table-row>
        <table:table-row>
          <table:table-cell table:style-name="Таблица6.A2" office:value-type="string">
            <text:p text:style-name="P175">mchat.fraction</text:p>
          </table:table-cell>
          <table:table-cell table:style-name="Таблица6.B2" office:value-type="string">
            <text:p text:style-name="P173">Весь чат игрока будет выведен как локально, так и для всех игроков, находящихся в данной фракции. Так-же это право нужно для получения чата фракции.</text:p>
          </table:table-cell>
        </table:table-row>
        <table:table-row>
          <table:table-cell table:style-name="Таблица6.A2" office:value-type="string">
            <text:p text:style-name="P175">mchat.global</text:p>
          </table:table-cell>
          <table:table-cell table:style-name="Таблица6.B2" office:value-type="string">
            <text:p text:style-name="P174">Весь чат игрока будет выведен для всех игроков, <text:span text:style-name="T134">имеющих право </text:span><text:span text:style-name="T39">(mchat.global) </text:span><text:span text:style-name="T136">и (</text:span><text:span text:style-name="T40">mchat.local)</text:span><text:span text:style-name="T29"> </text:span><text:span text:style-name="T133">Так-же это право нужно для получения чата фракции и глобального чата.</text:span></text:p>
          </table:table-cell>
        </table:table-row>
      </table:table>
      <text:p text:style-name="P70"/>
      <text:p text:style-name="P72"/>
      <text:p text:style-name="P110">Файл конфигураций плагина 3</text:p>
      <text:p text:style-name="P63"/>
      <text:p text:style-name="P71">Внутренности файла конфигураций:</text:p>
      <text:p text:style-name="P71"/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p text:style-name="P187"/>
            <text:p text:style-name="P189">ChatPrefix:</text:p>
            <text:p text:style-name="P187"><text:s text:c="2"/>GlobalChatName: “[<text:span text:style-name="T1">Рация-глоб</text:span>]”</text:p>
            <text:p text:style-name="P187"><text:s text:c="2"/>FractionChatName: “[<text:span text:style-name="T1">Рация-фракция</text:span>]”</text:p>
            <text:p text:style-name="P187"><text:s text:c="2"/>LocalChatName: “[<text:span text:style-name="T1">Голос</text:span>]”</text:p>
            <text:p text:style-name="P187"/>
            <text:p text:style-name="P188">Text:</text:p>
            <text:p text:style-name="P188"><text:s text:c="2"/>HaveNoParms: “You have no permissions to do that!”</text:p>
            <text:p text:style-name="P188"><text:s text:c="2"/></text:p>
          </table:table-cell>
        </table:table-row>
      </table:table>
      <text:p text:style-name="P71"/>
      <text:p text:style-name="P111">Префиксы 4</text:p>
      <text:p text:style-name="P64"/>
      <text:p text:style-name="P73">Когда игрок пишет что-то в чат, то для читателей чата будут видны два вида префиксов:</text:p>
      <text:p text:style-name="P73">-<text:span text:style-name="T29">1. </text:span>Тип чата, в который игрок пишет</text:p>
      <text:p text:style-name="P73">-<text:span text:style-name="T29">2. </text:span>Фракция игрока</text:p>
      <text:p text:style-name="P73"/>
      <text:p text:style-name="P74">Общий вид: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176">&lt;ChatPrefix&gt;&lt;FractionName&gt; &lt;PlayerName&gt;: &lt;message&gt;</text:p>
          </table:table-cell>
        </table:table-row>
      </table:table>
      <text:p text:style-name="P74"/>
      <text:p text:style-name="P75">Так же следует заметить, что проект использует плагин <text:span text:style-name="T29">(PermissionsEx) </text:span>для прав игрока, который имеет функцию добавления сообщению игрока префиксов и суффиксов, посредством события чата. <text:span text:style-name="T137">Поэтому надо отрегулировать приоритет события чата у данного плагины, чтобы форматирование «тела» сообщения было после форматирования плагина </text:span><text:span text:style-name="T41">(PermissionsEx).</text:span></text:p>
      <text:p text:style-name="P112">Глава 3</text:p>
      <text:p text:style-name="P79">Плагин <text:span text:style-name="T29">MRanks</text:span></text:p>
      <text:p text:style-name="P80">Описание</text:p>
      <text:p text:style-name="P80"/>
      <text:p text:style-name="P83">Плагин <text:span text:style-name="T29">MRanks </text:span>отвечает за реализацию рангов игрока. Ранг зависит от счёта игрока, а счёт зависит от плагина (<text:span text:style-name="T29">MFractions) </text:span>и различных событий. </text:p>
      <text:p text:style-name="P83"/>
      <text:p text:style-name="P84">Основная идея в том, чтобы давать игроку ряд групп прав, если он «попросит»(команды) и он имеет достаточно счёта <text:span text:style-name="T140">для этих прав.</text:span></text:p>
      <text:p text:style-name="P84"/>
      <text:p text:style-name="P91">Помимо этих возможностей, плагин еще добавляет так называемые наборы. Когда игрок появляется снова (<text:span text:style-name="T29">PlayerRespawnEvent</text:span>), то плагин проверяет у игрока наличие определенных прав, и если они есть, то ему выдаётся ряд определённых вещей. Под выдачей вещей подразумевается вызов определённого ряда команд от имени консоли, <text:span text:style-name="T142">на определённого игрока.</text:span></text:p>
      <text:p text:style-name="P84"/>
      <text:p text:style-name="P85">Класс — это список групп прав, имеющие свой <text:span text:style-name="T29">ID, </text:span>счёт (требуемый для данного класса), имя, <text:span text:style-name="T77">описание</text:span><text:span text:style-name="T141">.</text:span></text:p>
      <text:p text:style-name="P85"/>
      <text:p text:style-name="P85"/>
      <text:p text:style-name="P86">Темы:</text:p>
      <text:p text:style-name="P87">-1 <text:span text:style-name="T79">Права и команды </text:span></text:p>
      <text:p text:style-name="P87"><text:span text:style-name="T85"><text:s text:c="3"/></text:span><text:span text:style-name="T103">(</text:span><text:span text:style-name="T102">manager 1 </text:span><text:span text:style-name="T103">{commands})</text:span></text:p>
      <text:p text:style-name="P87">-2 <text:span text:style-name="T79">Выдача прав </text:span></text:p>
      <text:p text:style-name="P87"><text:span text:style-name="T85"><text:s text:c="3"/></text:span><text:span text:style-name="T103">(</text:span><text:span text:style-name="T104">manager 4 {Player join/quit} → </text:span><text:span text:style-name="T102">manager 2 </text:span><text:span text:style-name="T103">{perms})</text:span></text:p>
      <text:p text:style-name="P87">-3 <text:span text:style-name="T79">Классы </text:span></text:p>
      <text:p text:style-name="P87"><text:span text:style-name="T85"><text:s text:c="3"/></text:span><text:span text:style-name="T103">(type 3 manager 2 {classes})</text:span></text:p>
      <text:p text:style-name="P87">-<text:span text:style-name="T44">4 </text:span><text:span text:style-name="T91">Выдача вещей по наличию прав </text:span></text:p>
      <text:p text:style-name="P87"><text:span text:style-name="T91"><text:s text:c="3"/></text:span><text:span text:style-name="T121">(</text:span><text:span text:style-name="T103">manager 4 {kits} → manager 2 {…}</text:span><text:span text:style-name="T121">)</text:span></text:p>
      <text:p text:style-name="P88">-<text:span text:style-name="T143">5</text:span> <text:span text:style-name="T79">Файл конфигураций </text:span></text:p>
      <text:p text:style-name="P88"><text:span text:style-name="T85"><text:s text:c="3"/></text:span><text:span text:style-name="T103">(-)</text:span></text:p>
      <text:p text:style-name="P113">Права и команды 1</text:p>
      <text:p text:style-name="P81"/>
      <text:p text:style-name="P90">Список команд и прав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table:number-columns-spanned="2" office:value-type="string">
            <text:p text:style-name="P177">mr.access</text:p>
          </table:table-cell>
          <table:covered-table-cell/>
        </table:table-row>
        <table:table-row>
          <table:table-cell table:style-name="Таблица9.A2" office:value-type="string">
            <text:p text:style-name="P180">mr <text:span text:style-name="T47">join</text:span>class &lt;classId&gt;</text:p>
          </table:table-cell>
          <table:table-cell table:style-name="Таблица9.B2" office:value-type="string">
            <text:p text:style-name="P183">Устанавливает игроку класс под <text:span text:style-name="T29">id (classId), </text:span>если он имеет достаточно для этого класса счёта.</text:p>
          </table:table-cell>
        </table:table-row>
        <table:table-row>
          <table:table-cell table:style-name="Таблица9.A3" office:value-type="string">
            <text:p text:style-name="P186"/>
          </table:table-cell>
          <table:table-cell table:style-name="Таблица9.B3" office:value-type="string">
            <text:p text:style-name="P179"/>
          </table:table-cell>
        </table:table-row>
      </table:table>
      <text:p text:style-name="P90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table:number-columns-spanned="2" office:value-type="string">
            <text:p text:style-name="P178">mr.admin</text:p>
          </table:table-cell>
          <table:covered-table-cell/>
        </table:table-row>
        <table:table-row>
          <table:table-cell table:style-name="Таблица10.A2" office:value-type="string">
            <text:p text:style-name="P181">mr reload</text:p>
          </table:table-cell>
          <table:table-cell table:style-name="Таблица10.B2" office:value-type="string">
            <text:p text:style-name="P184">Перезапускает плагин.</text:p>
          </table:table-cell>
        </table:table-row>
        <table:table-row>
          <table:table-cell table:style-name="Таблица10.A2" office:value-type="string">
            <text:p text:style-name="P182">mr setClass &lt;playerName&gt; &lt;classId&gt;</text:p>
          </table:table-cell>
          <table:table-cell table:style-name="Таблица10.B2" office:value-type="string">
            <text:p text:style-name="P185">Устанавливает указанному игроку указанный класс.</text:p>
          </table:table-cell>
        </table:table-row>
      </table:table>
      <text:p text:style-name="P81"/>
      <text:p text:style-name="P81"/>
      <text:p text:style-name="P81">Выдача прав 2</text:p>
      <text:p text:style-name="P81"/>
      <text:p text:style-name="P91">Если игрок ввёл команду выбора класса и у него хватает для этого класса счёта, или класс устанавливается через команду (<text:span text:style-name="T29">mr setClass), </text:span>то игроку устанавливается указанный класс. <text:span text:style-name="T149">При этом, старые группы прав забираются (это реализуется при помощи сброса прав в </text:span><text:span text:style-name="T46">MFractions </text:span><text:span text:style-name="T149">плагине).</text:span></text:p>
      <text:p text:style-name="P91"/>
      <text:p text:style-name="P97">Следует знать, что когда игрок заходит и авторизуется на сервере, на него вызывается метод сброса прав, и поэтому нужно каждый раз выдавать права игрока при его авторизации. Это делается при помощи события из <text:span text:style-name="T29">(MFractions) – </text:span><text:span text:style-name="T48">(PlayerAddedToPlayersListEvent), </text:span><text:span text:style-name="T152">а права выдаются на дефоултный класс с </text:span><text:span text:style-name="T49">id (0).</text:span></text:p>
      <text:p text:style-name="P89"/>
      <text:p text:style-name="P89"/>
      <text:p text:style-name="P81"/>
      <text:p text:style-name="P81">Классы 3</text:p>
      <text:p text:style-name="P81"/>
      <text:p text:style-name="P95">Класс — это игровой класс (штурмовик<text:span text:style-name="T29">, </text:span>инженер и др.), который устанавливается игроку. <text:span text:style-name="T151">Процесс установки — это просто выдача игроку определённого ряда ГРУПП прав, права которых уже и дают игроку возможности игрового класса.</text:span></text:p>
      <text:p text:style-name="P95"><text:soft-page-break/></text:p>
      <text:p text:style-name="P96">Программно класс представляет из себя объект, обладающий такими полями, как: имя, <text:span text:style-name="T29">ID, </text:span>счёт, ряд групп прав.</text:p>
      <text:p text:style-name="P90"/>
      <text:p text:style-name="P81"/>
      <text:p text:style-name="P82">Выдача вещей по наличию прав 4</text:p>
      <text:p text:style-name="P82"/>
      <text:p text:style-name="P92">Если у игрока есть определённые права, то <text:span text:style-name="T147">после появления игрока</text:span> от имени консоли, на его имя, будут вызваны определённые команды. Под определёнными командами подразумеваются команда выдачи вещей (/<text:span text:style-name="T29">give) </text:span>и команда выдачи оружия из плагина (<text:span text:style-name="T29">CrackShot)</text:span><text:span text:style-name="T45"> – </text:span><text:span text:style-name="T29">(/cs give &lt;nickName&gt; &lt;weapon&gt;), </text:span><text:span text:style-name="T147">хотя будут работать любые команды, где требуется имя игрока.</text:span></text:p>
      <text:p text:style-name="P92"/>
      <text:p text:style-name="P93">Ряд команд и права на них записаны в конфиг файле, карты <text:span text:style-name="T29">(Kits). </text:span>Каждая команда <text:span text:style-name="T29">(</text:span>строка, представляющая её в конфиге<text:span text:style-name="T29">)</text:span> должна иметь символы форматирования там, где вставляется ник игрока (%<text:span text:style-name="T29">s). </text:span></text:p>
      <text:p text:style-name="P92"/>
      <text:p text:style-name="P94">Права на наборы вещей определяются в группах прав, которые представляют классы. Следовательно, когда игрок выбирает какой-либо класс, ему устанавливаются определённые группы прав этого класса, а эти группы могут иметь что угодно, <text:span text:style-name="T150">в том числе и права на наборы.</text:span></text:p>
      <text:p text:style-name="P81"/>
      <text:p text:style-name="P81"/>
      <text:p text:style-name="P81"/>
      <text:p text:style-name="P81"/>
      <text:p text:style-name="P81"/>
      <text:p text:style-name="P81"/>
      <text:p text:style-name="P81">Файл конфигураций <text:span text:style-name="T144">5</text:span></text:p>
      <text:p text:style-name="P81"/>
      <table:table table:name="Таблица11" table:style-name="Таблица11">
        <table:table-column table:style-name="Таблица11.A"/>
        <table:table-row table:style-name="Таблица11.1">
          <table:table-cell table:style-name="Таблица11.A1" office:value-type="string">
            <text:p text:style-name="P190">Classes:</text:p>
            <text:p text:style-name="P190"><text:s text:c="4"/>Default:</text:p>
            <text:p text:style-name="P190"><text:s text:c="6"/>Name: “<text:span text:style-name="T1">Дефоултный класс</text:span>”</text:p>
            <text:p text:style-name="P190"><text:s text:c="6"/><text:span text:style-name="T29">ID: 0</text:span></text:p>
            <text:p text:style-name="P191"><text:s text:c="6"/>Score: 0</text:p>
            <text:p text:style-name="P191"><text:s text:c="6"/>PermissionGroups: “group1|group2…|groupN”</text:p>
            <text:p text:style-name="P191"/>
            <text:p text:style-name="P193"><text:soft-page-break/>Kits:</text:p>
            <text:p text:style-name="P193"><text:s text:c="4"/>Default:</text:p>
            <text:p text:style-name="P193"><text:s text:c="6"/><text:span text:style-name="T146">Permission: “mr.kit.default”</text:span></text:p>
            <text:p text:style-name="P193"><text:s text:c="6"/>Commands:</text:p>
            <text:p text:style-name="P193"><text:s text:c="6"/>- “cs give %s AK-47”</text:p>
            <text:p text:style-name="P193"><text:s text:c="6"/>- “give %s <text:span text:style-name="T145">baked_potato</text:span>”</text:p>
            <text:p text:style-name="P191"/>
            <text:p text:style-name="P192">Messages:</text:p>
            <text:p text:style-name="P192"><text:s text:c="4"/>HaveNoAccess: “You have no access to do that command!”</text:p>
            <text:p text:style-name="P190"><text:s text:c="8"/></text:p>
          </table:table-cell>
        </table:table-row>
      </table:table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2a6099" style:font-name="Liberation Mono" fo:language="ru" fo:country="RU" style:text-underline-style="solid" style:text-underline-width="auto" style:text-underline-color="font-color" officeooo:rsid="010edc02" officeooo:paragraph-rsid="010edc02"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reference-ref text:reference-format="text" text:ref-name="Темы главы">Темы главы</text:reference-ref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 LibreOffice_project/65905a128db06ba48db947242809d14d3f9a93fe</meta:generator>
    <dc:date>2018-12-03T21:55:31.934000000</dc:date>
    <meta:editing-duration>P1DT10H33M6S</meta:editing-duration>
    <meta:editing-cycles>254</meta:editing-cycles>
    <meta:document-statistic meta:table-count="11" meta:image-count="0" meta:object-count="0" meta:page-count="20" meta:paragraph-count="254" meta:word-count="1963" meta:character-count="13833" meta:non-whitespace-character-count="11858"/>
  </office:meta>
</office:document-meta>
</file>